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44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1" style:parent-style-name="Graphics">
      <style:graphic-properties draw:fill="none" fo:clip="rect(0in, 0in, 0in, 0in)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4167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5">
      <style:graphic-properties style:vertical-pos="middle"/>
    </style:style>
    <style:style style:family="text" style:name="a87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1">
      <style:graphic-properties style:vertical-pos="middl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5">
      <style:graphic-properties style:vertical-pos="middl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4167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54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7" style:parent-style-name="Graphics">
      <style:graphic-properties draw:fill="none" fo:clip="rect(0in, 0in, 0in, 0in)" draw:stroke="none"/>
    </style:style>
    <style:style style:family="graphic" style:name="a758" style:parent-style-name="Graphics">
      <style:graphic-properties draw:fill="none" fo:clip="rect(0in, 0in, 0in, 0in)" draw:stroke="none"/>
    </style:style>
    <style:style style:family="graphic" style:name="a759" style:parent-style-name="Graphics">
      <style:graphic-properties draw:fill="none" fo:clip="rect(0in, 0in, 0in, 0in)" draw:stroke="none"/>
    </style:style>
    <style:style style:family="graphic" style:name="a880" style:parent-style-name="Graphics">
      <style:graphic-properties draw:fill="none" fo:clip="rect(1.03141in, 1.85093in, 0.6807in, 0in)" draw:stroke="non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style:vertical-pos="middl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style:vertical-pos="middl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8333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9">
      <style:graphic-properties style:vertical-pos="middl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2">
      <style:graphic-properties draw:fill="none" draw:stroke="dash" draw:stroke-dash="a891" svg:stroke-width="0.0625in" svg:stroke-color="#ed7d31" svg:stroke-opacity="100%" draw:stroke-linejoin="miter" svg:stroke-linecap="butt"/>
    </style:style>
    <style:style style:family="graphic" style:name="a510">
      <style:graphic-properties style:vertical-pos="middl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style:vertical-pos="middl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4167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898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18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1">
      <style:graphic-properties draw:fill="none" draw:stroke="solid" svg:stroke-width="0.04167in" svg:stroke-color="#ed7d31" draw:marker-start="a639" draw:marker-end="a640" svg:stroke-opacity="100%" draw:stroke-linejoin="miter" svg:stroke-linecap="butt"/>
    </style:style>
    <style:style style:family="graphic" style:name="a643">
      <style:graphic-properties draw:fill="none" draw:stroke="dash" draw:stroke-dash="a642" svg:stroke-width="0.00694in" svg:stroke-color="#000000" svg:stroke-opacity="100%" draw:stroke-linejoin="miter" svg:stroke-linecap="butt"/>
    </style:style>
    <style:style style:family="graphic" style:name="a645">
      <style:graphic-properties draw:fill="none" draw:stroke="dash" draw:stroke-dash="a644" svg:stroke-width="0.00694in" svg:stroke-color="#000000" svg:stroke-opacity="100%" draw:stroke-linejoin="miter" svg:stroke-linecap="butt"/>
    </style:style>
    <style:style style:family="graphic" style:name="a647">
      <style:graphic-properties draw:fill="none" draw:stroke="solid" svg:stroke-width="0.04167in" svg:stroke-color="#843c0c" draw:marker-end="a646" svg:stroke-opacity="100%" draw:stroke-linejoin="miter" svg:stroke-linecap="butt"/>
    </style:style>
    <style:style style:family="graphic" style:name="a649">
      <style:graphic-properties draw:fill="none" draw:stroke="dash" draw:stroke-dash="a648" svg:stroke-width="0.00694in" svg:stroke-color="#843c0c" svg:stroke-opacity="100%" draw:stroke-linejoin="miter" svg:stroke-linecap="butt"/>
    </style:style>
    <style:style style:family="text" style:name="a77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3">
      <style:graphic-properties style:vertical-pos="middle"/>
    </style:style>
    <style:style style:family="text" style:name="a77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8" style:parent-style-name="Graphics">
      <style:graphic-properties draw:fill="none" draw:stroke="non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style:vertical-pos="middl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50">
      <style:graphic-properties style:vertical-pos="middl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>
      <style:graphic-properties style:vertical-pos="middl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8">
      <style:graphic-properties style:vertical-pos="middl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2">
      <style:graphic-properties style:vertical-pos="middl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style:vertical-pos="middl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none" draw:stroke="solid" svg:stroke-width="0.00694in" svg:stroke-color="#000000" draw:marker-end="a530" svg:stroke-opacity="100%" draw:stroke-linejoin="miter" svg:stroke-linecap="butt"/>
    </style:style>
    <style:style style:family="graphic" style:name="a53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34">
      <style:graphic-properties draw:fill="none" draw:stroke="solid" svg:stroke-width="0.00694in" svg:stroke-color="#000000" draw:marker-end="a533" svg:stroke-opacity="100%" draw:stroke-linejoin="miter" svg:stroke-linecap="but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2">
      <style:graphic-properties style:vertical-pos="middl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95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1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99">
      <style:graphic-properties draw:fill="none" draw:stroke="solid" svg:stroke-width="0.08333in" svg:stroke-color="#c00000" draw:marker-start="a797" draw:marker-end="a798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style:vertical-pos="middl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none" draw:stroke="solid" svg:stroke-width="0.04167in" svg:stroke-color="#ed7d31" draw:marker-start="a675" draw:marker-end="a676" svg:stroke-opacity="100%" draw:stroke-linejoin="miter" svg:stroke-linecap="butt"/>
    </style:style>
    <style:style style:family="graphic" style:name="a678">
      <style:graphic-properties style:vertical-pos="middl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solid" draw:fill-color="#a6a6a6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2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style:vertical-pos="middl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style:vertical-pos="middl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2">
      <style:graphic-properties style:vertical-pos="middl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33">
      <style:graphic-properties draw:fill="none" draw:stroke="solid" svg:stroke-width="0.01042in" svg:stroke-color="#000000" draw:marker-end="a432" svg:stroke-opacity="100%" draw:stroke-linejoin="round" svg:stroke-linecap="but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8">
      <style:graphic-properties draw:fill="none" draw:stroke="solid" svg:stroke-width="0.01042in" svg:stroke-color="#000000" draw:marker-end="a437" svg:stroke-opacity="100%" draw:stroke-linejoin="round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0694in" svg:stroke-color="#0d0d0d" draw:marker-end="a559" svg:stroke-opacity="100%" draw:stroke-linejoin="miter" svg:stroke-linecap="butt"/>
    </style:style>
    <style:style style:family="graphic" style:name="a562">
      <style:graphic-properties draw:fill="none" draw:stroke="solid" svg:stroke-width="0.00694in" svg:stroke-color="#000000" draw:marker-end="a561" svg:stroke-opacity="100%" draw:stroke-linejoin="miter" svg:stroke-linecap="butt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65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none" draw:stroke="solid" svg:stroke-width="0.00694in" svg:stroke-color="#000000" draw:marker-end="a567" svg:stroke-opacity="100%" draw:stroke-linejoin="miter" svg:stroke-linecap="butt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6">
      <style:graphic-properties draw:fill="none" draw:stroke="solid" svg:stroke-width="0.04167in" svg:stroke-color="#2f5597" draw:marker-end="a695" svg:stroke-opacity="100%" draw:stroke-linejoin="miter" svg:stroke-linecap="butt"/>
    </style:style>
    <style:style style:family="graphic" style:name="a697">
      <style:graphic-properties style:vertical-pos="middl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style:vertical-pos="middl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none" draw:stroke="solid" svg:stroke-width="0.00694in" svg:stroke-color="#000000" draw:marker-end="a569" svg:stroke-opacity="100%" draw:stroke-linejoin="miter" svg:stroke-linecap="but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1">
      <style:graphic-properties draw:fill="none" draw:stroke="dash" draw:stroke-dash="a900" svg:stroke-width="0.0625in" svg:stroke-color="#ed7d31" svg:stroke-opacity="100%" draw:stroke-linejoin="miter" svg:stroke-linecap="butt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52">
      <style:graphic-properties draw:fill="none" draw:stroke="dash" draw:stroke-dash="a451" svg:stroke-width="0.00694in" svg:stroke-color="#4472c4" svg:stroke-opacity="100%" draw:stroke-linejoin="miter" svg:stroke-linecap="butt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4167in" svg:stroke-color="#ed7d31" draw:marker-start="a581" draw:marker-end="a582" svg:stroke-opacity="100%" draw:stroke-linejoin="miter" svg:stroke-linecap="butt"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none" draw:stroke="dash" draw:stroke-dash="a584" svg:stroke-width="0.0625in" svg:stroke-color="#8faadc" draw:marker-start="a585" draw:marker-end="a586" svg:stroke-opacity="100%" draw:stroke-linejoin="miter" svg:stroke-linecap="butt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6">
      <style:graphic-properties style:vertical-pos="middl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337">
      <style:graphic-properties style:vertical-pos="middl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1">
      <style:graphic-properties draw:fill="none" draw:stroke="dash" draw:stroke-dash="a588" svg:stroke-width="0.0625in" svg:stroke-color="#8faadc" draw:marker-start="a589" draw:marker-end="a590" svg:stroke-opacity="100%" draw:stroke-linejoin="miter" svg:stroke-linecap="butt"/>
    </style:style>
    <style:style style:family="graphic" style:name="a592">
      <style:graphic-properties draw:fill="none" draw:stroke="solid" svg:stroke-width="0.08333in" svg:stroke-color="#767171" svg:stroke-opacity="100%" draw:stroke-linejoin="miter" svg:stroke-linecap="butt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draw:fill="none" draw:stroke="solid" svg:stroke-width="0.08333in" svg:stroke-color="#767171" svg:stroke-opacity="100%" draw:stroke-linejoin="miter" svg:stroke-linecap="butt"/>
    </style:style>
    <style:style style:family="graphic" style:name="a9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dash" draw:stroke-dash="a594" svg:stroke-width="0.00694in" svg:stroke-color="#000000" svg:stroke-opacity="100%" draw:stroke-linejoin="miter" svg:stroke-linecap="butt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7">
      <style:graphic-properties draw:fill="none" draw:stroke="dash" draw:stroke-dash="a596" svg:stroke-width="0.00694in" svg:stroke-color="#000000" svg:stroke-opacity="100%" draw:stroke-linejoin="miter" svg:stroke-linecap="but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none" draw:stroke="solid" svg:stroke-width="0.04167in" svg:stroke-color="#843c0c" draw:marker-end="a598" svg:stroke-opacity="100%" draw:stroke-linejoin="miter" svg:stroke-linecap="but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1">
      <style:graphic-properties style:vertical-pos="middl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5">
      <style:graphic-properties style:vertical-pos="middl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3125in" svg:stroke-color="#181717" svg:stroke-opacity="100%" draw:stroke-linejoin="miter" svg:stroke-linecap="butt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4">
      <style:graphic-properties draw:fill="none" draw:stroke="solid" svg:stroke-width="0.03125in" svg:stroke-color="#181717" svg:stroke-opacity="100%" draw:stroke-linejoin="miter" svg:stroke-linecap="butt"/>
    </style:style>
    <style:style style:family="graphic" style:name="a80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8">
      <style:graphic-properties draw:fill="none" draw:stroke="solid" svg:stroke-width="0.03125in" svg:stroke-color="#181717" svg:stroke-opacity="100%" draw:stroke-linejoin="miter" svg:stroke-linecap="butt"/>
    </style:style>
    <style:style style:family="graphic" style:name="a807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3">
      <style:graphic-properties style:vertical-pos="middl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58">
      <style:graphic-properties style:vertical-pos="middl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9">
      <style:graphic-properties draw:fill="none" draw:stroke="solid" svg:stroke-width="0.01042in" svg:stroke-color="#000000" draw:marker-end="a488" svg:stroke-opacity="100%" draw:stroke-linejoin="round" svg:stroke-linecap="but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draw:fill="none" draw:stroke="solid" svg:stroke-width="0.08333in" svg:stroke-color="#ed7d31" draw:marker-end="a940" svg:stroke-opacity="100%" draw:stroke-linejoin="miter" svg:stroke-linecap="butt"/>
    </style:style>
    <style:style style:family="graphic" style:name="a943">
      <style:graphic-properties draw:fill="none" draw:stroke="solid" svg:stroke-width="0.08333in" svg:stroke-color="#ed7d31" draw:marker-end="a942" svg:stroke-opacity="100%" draw:stroke-linejoin="miter" svg:stroke-linecap="butt"/>
    </style:style>
    <style:style style:family="graphic" style:name="a944">
      <style:graphic-properties style:vertical-pos="middl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2">
      <style:graphic-properties style:vertical-pos="middl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6">
      <style:graphic-properties style:vertical-pos="middl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2">
      <style:graphic-properties style:vertical-pos="middl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 style:parent-style-name="Graphics">
      <style:graphic-properties draw:fill="none" fo:clip="rect(0in, 0in, 0in, 0in)" draw:stroke="non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 style:parent-style-name="Graphics">
      <style:graphic-properties draw:fill="none" fo:clip="rect(0in, 0in, 0in, 0in)" draw:stroke="non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54823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24" style:parent-style-name="Graphics">
      <style:graphic-properties draw:fill="none" fo:clip="rect(0in, 0in, 0in, 0in)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style:vertical-pos="middl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8333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55a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1">
      <style:graphic-properties style:vertical-pos="middl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6">
      <style:graphic-properties draw:fill="none" draw:stroke="solid" svg:stroke-width="0.08333in" svg:stroke-color="#ed7d31" draw:marker-end="a955" svg:stroke-opacity="100%" draw:stroke-linejoin="miter" svg:stroke-linecap="butt"/>
    </style:style>
    <style:style style:family="graphic" style:name="a957">
      <style:graphic-properties style:vertical-pos="middle"/>
    </style:style>
    <style:style style:family="text" style:name="a9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style:vertical-pos="middl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4">
      <style:graphic-properties style:vertical-pos="middle"/>
    </style:style>
    <style:style style:family="graphic" style:name="a702">
      <style:graphic-properties draw:fill="none" draw:stroke="dash" draw:stroke-dash="a701" svg:stroke-width="0.00694in" svg:stroke-color="#843c0c" svg:stroke-opacity="100%" draw:stroke-linejoin="miter" svg:stroke-linecap="butt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style:vertical-pos="middl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4">
      <style:graphic-properties style:vertical-pos="middle"/>
    </style:style>
    <style:style style:family="text" style:name="a83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8">
      <style:graphic-properties style:vertical-pos="middle"/>
    </style:style>
    <style:style style:family="text" style:name="a83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1">
      <style:graphic-properties style:vertical-pos="middl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6">
      <style:graphic-properties draw:fill="none" draw:stroke="solid" svg:stroke-width="0.08333in" svg:stroke-color="#ed7d31" draw:marker-end="a965" svg:stroke-opacity="100%" draw:stroke-linejoin="miter" svg:stroke-linecap="butt"/>
    </style:style>
    <style:style style:family="graphic" style:name="a968">
      <style:graphic-properties draw:fill="none" draw:stroke="solid" svg:stroke-width="0.08333in" svg:stroke-color="#ed7d31" draw:marker-end="a967" svg:stroke-opacity="100%" draw:stroke-linejoin="miter" svg:stroke-linecap="butt"/>
    </style:style>
    <style:style style:family="graphic" style:name="a969">
      <style:graphic-properties style:vertical-pos="middle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draw:fill="none" draw:stroke="solid" svg:stroke-width="0.04167in" svg:stroke-color="#ed7d31" draw:marker-start="a714" draw:marker-end="a715" svg:stroke-opacity="100%" draw:stroke-linejoin="miter" svg:stroke-linecap="butt"/>
    </style:style>
    <style:style style:family="graphic" style:name="a718">
      <style:graphic-properties draw:fill="none" draw:stroke="dash" draw:stroke-dash="a717" svg:stroke-width="0.00694in" svg:stroke-color="#000000" svg:stroke-opacity="100%" draw:stroke-linejoin="miter" svg:stroke-linecap="butt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2" style:parent-style-name="Graphics">
      <style:graphic-properties draw:fill="none" fo:clip="rect(0in, 0in, 0in, 0in)" draw:stroke="non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4167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6">
      <style:graphic-properties style:vertical-pos="middle"/>
    </style:style>
    <style:style style:family="text" style:name="a84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4">
      <style:graphic-properties draw:fill="none" draw:stroke="solid" svg:stroke-width="0.08333in" svg:stroke-color="#ed7d31" draw:marker-end="a973" svg:stroke-opacity="100%" draw:stroke-linejoin="miter" svg:stroke-linecap="butt"/>
    </style:style>
    <style:style style:family="graphic" style:name="a975">
      <style:graphic-properties style:vertical-pos="middl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none" draw:stroke="dash" draw:stroke-dash="a719" svg:stroke-width="0.00694in" svg:stroke-color="#000000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style:vertical-pos="middle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style:vertical-pos="middl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 style:parent-style-name="Graphics">
      <style:graphic-properties draw:fill="none" fo:clip="rect(0in, 0in, 0in, 0in)" draw:stroke="none"/>
    </style:style>
    <style:style style:family="graphic" style:name="a852" style:parent-style-name="Graphics">
      <style:graphic-properties draw:fill="none" fo:clip="rect(0in, 0in, 0in, 0in)" draw:stroke="none"/>
    </style:style>
    <style:style style:family="graphic" style:name="a853" style:parent-style-name="Graphics">
      <style:graphic-properties draw:fill="none" fo:clip="rect(0in, 0in, 0in, 0in)" draw:stroke="non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8333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0" style:parent-style-name="Graphics">
      <style:graphic-properties draw:fill="none" draw:stroke="none"/>
    </style:style>
    <style:style style:family="graphic" style:name="a601">
      <style:graphic-properties draw:fill="none" draw:stroke="dash" draw:stroke-dash="a600" svg:stroke-width="0.00694in" svg:stroke-color="#843c0c" svg:stroke-opacity="100%" draw:stroke-linejoin="miter" svg:stroke-linecap="butt"/>
    </style:style>
    <style:style style:family="graphic" style:name="a602">
      <style:graphic-properties style:vertical-pos="middl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6">
      <style:graphic-properties style:vertical-pos="middl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37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3">
      <style:graphic-properties style:vertical-pos="middle"/>
    </style:style>
    <style:style style:family="text" style:name="a86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7">
      <style:graphic-properties style:vertical-pos="middle"/>
    </style:style>
    <style:style style:family="text" style:name="a86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style:vertical-pos="middl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4">
      <style:graphic-properties style:vertical-pos="middl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389">
      <text:list-level-style-bullet text:level="1" text:bullet-char="§">
        <style:list-level-properties text:space-before="0in" text:min-label-width="0.25in"/>
        <style:text-properties fo:color="#2f5597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f5597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f5597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f5597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f5597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f5597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f5597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f5597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f5597" fo:font-family="Wingding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7-blank-Leer" presentation:presentation-page-layout-name="Master1-PPL7" draw:id="Slide-256">
        <draw:frame draw:id="id63" draw:style-name="a336" draw:name="Grafik 4" svg:x="0.66028in" svg:y="1.02922in" svg:width="11.47431in" svg:height="5.4415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40" draw:name="Textfeld 5" svg:x="2.96366in" svg:y="1.75376in" svg:width="0.84085in" svg:height="0.40391in">
          <draw:text-box>
            <text:p text:style-name="a339" text:class-names="" text:cond-style-name=""><draw:frame draw:style-name="a337" text:anchor-type="as-char" svg:x="1173.89868in" svg:y="0in" svg:width="0.58806in" svg:height="0.3in" style:rel-width="scale" style:rel-height="scale"><draw:object xlink:href="Object 1/" xlink:type="simple" xlink:show="embed" xlink:actuate="onLoad"/></draw:frame><text:span text:style-name="a338" text:class-names=""/></text:p>
          </draw:text-box>
          <svg:title/>
          <svg:desc/>
        </draw:frame>
        <draw:frame draw:id="id65" draw:style-name="a344" draw:name="Textfeld 7" svg:x="2.96366in" svg:y="3.54805in" svg:width="0.84085in" svg:height="0.40391in">
          <draw:text-box>
            <text:p text:style-name="a343" text:class-names="" text:cond-style-name=""><draw:frame draw:style-name="a341" text:anchor-type="as-char" svg:x="1173.89667in" svg:y="0in" svg:width="0.59208in" svg:height="0.3in" style:rel-width="scale" style:rel-height="scale"><draw:object xlink:href="Object 2/" xlink:type="simple" xlink:show="embed" xlink:actuate="onLoad"/></draw:frame><text:span text:style-name="a342" text:class-names=""/></text:p>
          </draw:text-box>
          <svg:title/>
          <svg:desc/>
        </draw:frame>
        <draw:frame draw:id="id66" draw:style-name="a348" draw:name="Textfeld 8" svg:x="0.77444in" svg:y="1.56958in" svg:width="0.56266in" svg:height="0.31717in">
          <draw:text-box>
            <text:p text:style-name="a347" text:class-names="" text:cond-style-name=""><draw:frame draw:style-name="a345" text:anchor-type="as-char" svg:x="1173.90799in" svg:y="0in" svg:width="0.56937in" svg:height="0.3141in" style:rel-width="scale" style:rel-height="scale"><draw:object xlink:href="Object 3/" xlink:type="simple" xlink:show="embed" xlink:actuate="onLoad"/></draw:frame><text:span text:style-name="a346" text:class-names=""/></text:p>
          </draw:text-box>
          <svg:title/>
          <svg:desc/>
        </draw:frame>
        <draw:frame draw:id="id67" draw:style-name="a351" draw:name="Textfeld 9" svg:x="4.8797in" svg:y="1.21804in" svg:width="0.20202in" svg:height="0.40391in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68" draw:style-name="a354" draw:name="Textfeld 10" svg:x="4.42162in" svg:y="1.26336in" svg:width="1.3202in" svg:height="0.40391in">
          <draw:text-box>
            <text:p text:style-name="a353" text:class-names="" text:cond-style-name=""><text:span text:style-name="a352" text:class-names="">Prediction</text:span></text:p>
          </draw:text-box>
          <svg:title/>
          <svg:desc/>
        </draw:frame>
        <draw:frame draw:id="id69" draw:style-name="a357" draw:name="Textfeld 12" svg:x="10.73634in" svg:y="1.66472in" svg:width="0.97456in" svg:height="0.40391in">
          <draw:text-box>
            <text:p text:style-name="a356" text:class-names="" text:cond-style-name=""><text:span text:style-name="a355" text:class-names="">Update</text:span></text:p>
          </draw:text-box>
          <svg:title/>
          <svg:desc/>
        </draw:frame>
        <draw:frame draw:id="id70" draw:style-name="a361" draw:name="Textfeld 14" svg:x="7.58554in" svg:y="1.21689in" svg:width="0.32025in" svg:height="0.36892in">
          <draw:text-box>
            <text:p text:style-name="a360" text:class-names="" text:cond-style-name=""><draw:frame draw:style-name="a358" text:anchor-type="as-char" svg:x="1174.02806in" svg:y="0in" svg:width="0.32931in" svg:height="0.36535in" style:rel-width="scale" style:rel-height="scale"><draw:object xlink:href="Object 4/" xlink:type="simple" xlink:show="embed" xlink:actuate="onLoad"/></draw:frame><text:span text:style-name="a359" text:class-names=""/></text:p>
          </draw:text-box>
          <svg:title/>
          <svg:desc/>
        </draw:frame>
        <draw:frame draw:id="id71" draw:style-name="a365" draw:name="Textfeld 15" svg:x="6.22992in" svg:y="2.52256in" svg:width="0.33505in" svg:height="0.33659in">
          <draw:text-box>
            <text:p text:style-name="a364" text:class-names="" text:cond-style-name=""><draw:frame draw:style-name="a362" text:anchor-type="as-char" svg:x="1174.02069in" svg:y="0in" svg:width="0.34396in" svg:height="0.33333in" style:rel-width="scale" style:rel-height="scale"><draw:object xlink:href="Object 5/" xlink:type="simple" xlink:show="embed" xlink:actuate="onLoad"/></draw:frame><text:span text:style-name="a363" text:class-names=""/></text:p>
          </draw:text-box>
          <svg:title/>
          <svg:desc/>
        </draw:frame>
        <draw:frame draw:id="id72" draw:style-name="a369" draw:name="Textfeld 17" svg:x="7.90579in" svg:y="2.69749in" svg:width="0.84085in" svg:height="0.40391in">
          <draw:text-box>
            <text:p text:style-name="a368" text:class-names="" text:cond-style-name=""><draw:frame draw:style-name="a366" text:anchor-type="as-char" svg:x="1174.01688in" svg:y="0in" svg:width="0.3516in" svg:height="0.3in" style:rel-width="scale" style:rel-height="scale"><draw:object xlink:href="Object 6/" xlink:type="simple" xlink:show="embed" xlink:actuate="onLoad"/></draw:frame><text:span text:style-name="a367" text:class-names=""/></text:p>
          </draw:text-box>
          <svg:title/>
          <svg:desc/>
        </draw:frame>
        <draw:frame draw:id="id73" draw:style-name="a373" draw:name="Textfeld 19" svg:x="10.31078in" svg:y="2.70413in" svg:width="0.84085in" svg:height="0.40391in">
          <draw:text-box>
            <text:p text:style-name="a372" text:class-names="" text:cond-style-name=""><draw:frame draw:style-name="a370" text:anchor-type="as-char" svg:x="1173.66868in" svg:y="0in" svg:width="1.04806in" svg:height="0.3in" style:rel-width="scale" style:rel-height="scale"><draw:object xlink:href="Object 7/" xlink:type="simple" xlink:show="embed" xlink:actuate="onLoad"/></draw:frame><text:span text:style-name="a371" text:class-names=""/></text:p>
          </draw:text-box>
          <svg:title/>
          <svg:desc/>
        </draw:frame>
        <draw:frame draw:id="id74" draw:style-name="a377" draw:name="Textfeld 21" svg:x="9.16158in" svg:y="4.66667in" svg:width="0.32256in" svg:height="0.31717in">
          <draw:text-box>
            <text:p text:style-name="a376" text:class-names="" text:cond-style-name=""><draw:frame draw:style-name="a374" text:anchor-type="as-char" svg:x="1174.02688in" svg:y="0in" svg:width="0.3316in" svg:height="0.3141in" style:rel-width="scale" style:rel-height="scale"><draw:object xlink:href="Object 8/" xlink:type="simple" xlink:show="embed" xlink:actuate="onLoad"/></draw:frame><text:span text:style-name="a375" text:class-names=""/></text:p>
          </draw:text-box>
          <svg:title/>
          <svg:desc/>
        </draw:frame>
      </draw:page>
      <draw:page draw:name="Slide2" draw:style-name="a378" draw:master-page-name="Master1-Layout7-blank-Leer" presentation:presentation-page-layout-name="Master1-PPL7" draw:id="Slide-257">
        <draw:frame draw:id="id75" draw:style-name="a399" draw:name="Inhaltsplatzhalter 1" svg:x="0.75403in" svg:y="0.47299in" svg:width="9.14583in" svg:height="2.28347in">
          <draw:text-box>
            <text:p text:style-name="a380" text:class-names="" text:cond-style-name=""><text:span text:style-name="a379" text:class-names=""><text:s text:c="1"/>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/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/></text:p>
                  </text:list-item>
                </text:list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</draw:text-box>
          <svg:title/>
          <svg:desc/>
        </draw:frame>
        <draw:custom-shape svg:x="3.56572in" svg:y="0.97291in" svg:width="2.90569in" svg:height="0.97596in" draw:id="id76" draw:style-name="a402" draw:name="Rechteck 25">
          <svg:title/>
          <svg:desc/>
          <text:p text:style-name="a401" text:class-names="" text:cond-style-name=""><text:span text:style-name="a400" text:class-names="">BLDC-Mot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7141in" svg:y="1.34094in" svg:width="0.77512in" svg:height="0.23845in" draw:id="id77" draw:style-name="a405" draw:name="Rechteck 26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313in" svg:y="1.35in" svg:width="0.1434in" svg:height="0.11016in" draw:id="id78" draw:style-name="a408" draw:name="Rechteck 27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313in" svg:y="1.46923in" svg:width="0.1434in" svg:height="0.11016in" draw:id="id79" draw:style-name="a411" draw:name="Rechteck 28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877in" svg:y="1.14339in" svg:width="0.23625in" svg:height="0.63355in" draw:id="id80" draw:style-name="a414" draw:name="Rechteck 29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32501in" svg:y1="1.62617in" svg:x2="3.56572in" svg:y2="1.62617in" draw:id="id81" draw:style-name="a415" draw:name="Gerader Verbinder 30">
          <svg:title/>
          <svg:desc/>
        </draw:connector>
        <draw:connector draw:type="line" svg:x1="3.32501in" svg:y1="1.2639in" svg:x2="3.56572in" svg:y2="1.2639in" draw:id="id82" draw:style-name="a416" draw:name="Gerader Verbinder 31">
          <svg:title/>
          <svg:desc/>
        </draw:connector>
        <draw:frame draw:id="id83" draw:style-name="a421" draw:name="Textfeld 32" svg:x="1.89606in" svg:y="1.08532in" svg:width="1.10534in" svg:height="0.63952in">
          <draw:text-box>
            <text:p text:style-name="a418" text:class-names="" text:cond-style-name=""><text:span text:style-name="a417" text:class-names="">Magnetic<text:s text:c="1"/></text:span></text:p>
            <text:p text:style-name="a420" text:class-names="" text:cond-style-name=""><text:span text:style-name="a419" text:class-names="">Sensor</text:span></text:p>
          </draw:text-box>
          <svg:title/>
          <svg:desc/>
        </draw:frame>
        <draw:custom-shape svg:x="7.76013in" svg:y="0.97291in" svg:width="0.32833in" svg:height="0.97596in" draw:id="id84" draw:style-name="a424" draw:name="Rechteck 33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8089in" svg:y1="1.77694in" svg:x2="6.47141in" svg:y2="1.77694in" draw:id="id85" draw:style-name="a425" draw:name="Gerader Verbinder 34">
          <svg:title/>
          <svg:desc/>
        </draw:connector>
        <draw:connector draw:type="line" svg:x1="6.4714in" svg:y1="1.14339in" svg:x2="7.78089in" svg:y2="1.14339in" draw:id="id86" draw:style-name="a426" draw:name="Gerader Verbinder 35">
          <svg:title/>
          <svg:desc/>
        </draw:connector>
        <draw:frame draw:id="id87" draw:style-name="a431" draw:name="Textfeld 36" svg:x="8.22369in" svg:y="1.08532in" svg:width="1.16922in" svg:height="0.63952in">
          <draw:text-box>
            <text:p text:style-name="a428" text:class-names="" text:cond-style-name=""><text:span text:style-name="a427" text:class-names="">Reference<text:s text:c="1"/></text:span></text:p>
            <text:p text:style-name="a430" text:class-names="" text:cond-style-name=""><text:span text:style-name="a429" text:class-names="">Sensor</text:span></text:p>
          </draw:text-box>
          <svg:title/>
          <svg:desc/>
        </draw:frame>
        <draw:connector draw:type="standard" svg:x1="3.20689in" svg:y1="1.77694in" svg:x2="4.19375in" svg:y2="2.26864in" draw:end-shape="id88" draw:end-glue-point="3" draw:id="id89" draw:style-name="a433" draw:name="Verbinder: gewinkelt 37">
          <svg:title/>
          <svg:desc/>
        </draw:connector>
        <draw:frame draw:id="id88" draw:style-name="a436" draw:name="Textfeld 38" svg:x="4.19375in" svg:y="2.06668in" svg:width="1.64963in" svg:height="0.40391in">
          <draw:text-box>
            <text:p text:style-name="a435" text:class-names="" text:cond-style-name=""><text:span text:style-name="a434" text:class-names="">Measurement</text:span></text:p>
          </draw:text-box>
          <svg:title/>
          <svg:desc/>
        </draw:frame>
        <draw:connector draw:type="standard" svg:x1="6.72395in" svg:y1="1.06829in" draw:start-shape="id84" draw:start-glue-point="2" svg:x2="7.04372in" svg:y2="3.14921in" draw:end-shape="id88" draw:end-glue-point="1" draw:id="id90" draw:style-name="a438" draw:transform="translate(-6.88384in -2.10875in) rotate(-1.5708) translate(6.88384in 2.10875in)" draw:name="Verbinder: gewinkelt 39">
          <svg:title/>
          <svg:desc/>
        </draw:connector>
        <draw:frame draw:id="id91" draw:style-name="a442" draw:name="Textfeld 40" svg:x="2.20245in" svg:y="2.32696in" svg:width="2.26356in" svg:height="0.33659in">
          <draw:text-box>
            <text:p text:style-name="a441" text:class-names="" text:cond-style-name=""><text:span text:style-name="a439" text:class-names="">Magnetic Field Strength</text:span><text:span text:style-name="a440" text:class-names=""><text:s text:c="1"/>B</text:span></text:p>
          </draw:text-box>
          <svg:title/>
          <svg:desc/>
        </draw:frame>
        <draw:frame draw:id="id92" draw:style-name="a447" draw:name="Textfeld 41" svg:x="7.26872in" svg:y="2.26863in" svg:width="1.01061in" svg:height="0.33659in">
          <draw:text-box>
            <text:p text:style-name="a446" text:class-names="" text:cond-style-name=""><text:span text:style-name="a443" text:class-names="">Position<text:s text:c="1"/></text:span><draw:frame draw:style-name="a444" text:anchor-type="as-char" svg:x="1174.08403in" svg:y="0in" svg:width="0.21736in" svg:height="0.3in" style:rel-width="scale" style:rel-height="scale"><draw:object xlink:href="Object 9/" xlink:type="simple" xlink:show="embed" xlink:actuate="onLoad"/></draw:frame><text:span text:style-name="a445" text:class-names=""/></text:p>
          </draw:text-box>
          <svg:title/>
          <svg:desc/>
        </draw:frame>
        <draw:frame draw:id="id93" draw:style-name="a450" draw:name="Textfeld 36" svg:x="6.50961in" svg:y="0.67832in" svg:width="1.33044in" svg:height="0.30293in">
          <draw:text-box>
            <text:p text:style-name="a449" text:class-names="" text:cond-style-name=""><text:span text:style-name="a448" text:class-names="">External Magnet</text:span></text:p>
          </draw:text-box>
          <svg:title/>
          <svg:desc/>
        </draw:frame>
        <draw:connector draw:type="line" svg:x1="7.17483in" svg:y1="1.35in" draw:start-shape="id78" draw:start-glue-point="0" svg:x2="7.17483in" svg:y2="0.98125in" draw:end-shape="id93" draw:end-glue-point="2" draw:id="id94" draw:style-name="a452" draw:name="Gerader Verbinder 22">
          <svg:title/>
          <svg:desc/>
        </draw:connector>
      </draw:page>
      <draw:page draw:name="Slide3" draw:style-name="a453" draw:master-page-name="Master1-Layout7-blank-Leer" presentation:presentation-page-layout-name="Master1-PPL7" draw:id="Slide-258">
        <draw:frame draw:id="id95" draw:style-name="a454" draw:name="Grafik 2" svg:x="2.90986in" svg:y="0in" svg:width="7.51361in" svg:height="7.5in" style:rel-width="scale" style:rel-height="scale">
          <draw:image xlink:href="media/image2.png" xlink:type="simple" xlink:show="embed" xlink:actuate="onLoad"/>
          <svg:title/>
          <svg:desc>Ein Bild, das Zeichnung enthält.

Automatisch generierte Beschreibung</svg:desc>
        </draw:frame>
        <draw:frame draw:id="id96" draw:style-name="a457" draw:name="Textfeld 3" svg:x="6.48417in" svg:y="2.91262in" svg:width="0.36499in" svg:height="0.40391in">
          <draw:text-box>
            <text:p text:style-name="a456" text:class-names="" text:cond-style-name=""><text:span text:style-name="a455" text:class-names="">N</text:span></text:p>
          </draw:text-box>
          <svg:title/>
          <svg:desc/>
        </draw:frame>
        <draw:frame draw:id="id97" draw:style-name="a460" draw:name="Textfeld 4" svg:x="6.48417in" svg:y="4.18347in" svg:width="0.36499in" svg:height="0.40391in">
          <draw:text-box>
            <text:p text:style-name="a459" text:class-names="" text:cond-style-name=""><text:span text:style-name="a458" text:class-names="">N</text:span></text:p>
          </draw:text-box>
          <svg:title/>
          <svg:desc/>
        </draw:frame>
        <draw:frame draw:id="id98" draw:style-name="a463" draw:name="Textfeld 5" svg:x="7.15569in" svg:y="3.54805in" svg:width="0.31766in" svg:height="0.40391in">
          <draw:text-box>
            <text:p text:style-name="a462" text:class-names="" text:cond-style-name=""><text:span text:style-name="a461" text:class-names="">S</text:span></text:p>
          </draw:text-box>
          <svg:title/>
          <svg:desc/>
        </draw:frame>
        <draw:frame draw:id="id99" draw:style-name="a466" draw:name="Textfeld 6" svg:x="5.85999in" svg:y="3.54805in" svg:width="0.31766in" svg:height="0.40391in">
          <draw:text-box>
            <text:p text:style-name="a465" text:class-names="" text:cond-style-name=""><text:span text:style-name="a464" text:class-names="">S</text:span></text:p>
          </draw:text-box>
          <svg:title/>
          <svg:desc/>
        </draw:frame>
        <draw:frame draw:id="id100" draw:style-name="a469" draw:name="Textfeld 7" svg:x="1.2087in" svg:y="3.31653in" svg:width="1.21214in" svg:height="0.63952in">
          <draw:text-box>
            <text:p text:style-name="a468" text:class-names="" text:cond-style-name=""><text:span text:style-name="a467" text:class-names="">Rotor</text:span></text:p>
          </draw:text-box>
          <svg:title/>
          <svg:desc/>
        </draw:frame>
        <draw:connector draw:type="line" svg:x1="2.42084in" svg:y1="3.63629in" draw:start-shape="id100" draw:start-glue-point="1" svg:x2="5.37096in" svg:y2="3.63629in" draw:id="id101" draw:style-name="a470" draw:name="Gerader Verbinder 9">
          <svg:title/>
          <svg:desc/>
        </draw:connector>
        <draw:frame draw:id="id102" draw:style-name="a473" draw:name="Textfeld 10" svg:x="1.20104in" svg:y="2.35698in" svg:width="1.30463in" svg:height="0.63952in">
          <draw:text-box>
            <text:p text:style-name="a472" text:class-names="" text:cond-style-name=""><text:span text:style-name="a471" text:class-names="">Stator</text:span></text:p>
          </draw:text-box>
          <svg:title/>
          <svg:desc/>
        </draw:frame>
        <draw:connector draw:type="line" svg:x1="2.50568in" svg:y1="2.67674in" draw:start-shape="id102" draw:start-glue-point="1" svg:x2="3.07767in" svg:y2="2.67674in" draw:id="id103" draw:style-name="a474" draw:name="Gerader Verbinder 11">
          <svg:title/>
          <svg:desc/>
        </draw:connector>
        <draw:frame draw:id="id104" draw:style-name="a477" draw:name="Textfeld 14" svg:x="1.33688in" svg:y="4.38543in" svg:width="0.88565in" svg:height="0.63952in">
          <draw:text-box>
            <text:p text:style-name="a476" text:class-names="" text:cond-style-name=""><text:span text:style-name="a475" text:class-names="">Coil</text:span></text:p>
          </draw:text-box>
          <svg:title/>
          <svg:desc/>
        </draw:frame>
        <draw:connector draw:type="line" svg:x1="2.42084in" svg:y1="4.68843in" svg:x2="4.24272in" svg:y2="4.68843in" draw:id="id105" draw:style-name="a478" draw:name="Gerader Verbinder 15">
          <svg:title/>
          <svg:desc/>
        </draw:connector>
      </draw:page>
      <draw:page draw:name="Slide4" draw:style-name="a479" draw:master-page-name="Master1-Layout7-blank-Leer" presentation:presentation-page-layout-name="Master1-PPL7" draw:id="Slide-259">
        <draw:custom-shape svg:x="7.34385in" svg:y="3.59474in" svg:width="1.90384in" svg:height="1.18123in" draw:id="id107" draw:style-name="a482" draw:name="Rechteck 1">
          <svg:title/>
          <svg:desc/>
          <text:p text:style-name="a481" text:class-names="" text:cond-style-name="" text:id="id106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487" draw:name="Textfeld 2" svg:x="7.75021in" svg:y="3.8266in" svg:width="1.097in" svg:height="0.70684in">
          <draw:text-box>
            <text:p text:style-name="a484" text:class-names="" text:cond-style-name="" text:id="id108"><text:span text:style-name="a483" text:class-names="">Kalman</text:span></text:p>
            <text:p text:style-name="a486" text:class-names="" text:cond-style-name="" text:id="id109"><text:span text:style-name="a485" text:class-names="">Filter</text:span></text:p>
          </draw:text-box>
          <svg:title/>
          <svg:desc/>
        </draw:frame>
        <draw:connector draw:type="line" svg:x1="6.58146in" svg:y1="4.18001in" draw:start-shape="id111" draw:start-glue-point="1" svg:x2="7.34385in" svg:y2="4.18535in" draw:end-shape="id107" draw:end-glue-point="3" draw:id="id112" draw:style-name="a489" draw:name="Gerade Verbindung mit Pfeil 4">
          <svg:title/>
          <svg:desc/>
        </draw:connector>
        <draw:frame draw:id="id115" draw:style-name="a495" draw:name="Textfeld 5" svg:x="5.9705in" svg:y="1.68153in" svg:width="2.36501in" svg:height="0.63952in">
          <draw:text-box>
            <text:p text:style-name="a491" text:class-names="" text:cond-style-name="" text:id="id113"><text:span text:style-name="a490" text:class-names="">Measurement Equation</text:span></text:p>
            <text:p text:style-name="a494" text:class-names="" text:cond-style-name="" text:id="id114"><draw:frame draw:style-name="a492" text:anchor-type="as-char" svg:x="1173.76771in" svg:y="0in" svg:width="0.84993in" svg:height="0.3in" style:rel-width="scale" style:rel-height="scale"><draw:object xlink:href="Object 10/" xlink:type="simple" xlink:show="embed" xlink:actuate="onLoad"/></draw:frame><text:span text:style-name="a493" text:class-names=""/></text:p>
          </draw:text-box>
          <svg:title/>
          <svg:desc/>
        </draw:frame>
        <draw:frame draw:id="id120" draw:style-name="a508" draw:name="Textfeld 7" svg:x="10.01487in" svg:y="3.72833in" svg:width="1.3708in" svg:height="1.21172in">
          <draw:text-box>
            <text:p text:style-name="a499" text:class-names="" text:cond-style-name="" text:id="id116"><text:span text:style-name="a496" text:class-names="">Position<text:s text:c="1"/></text:span><draw:frame draw:style-name="a497" text:anchor-type="as-char" svg:x="1174.0191in" svg:y="0in" svg:width="0.34715in" svg:height="0.3in" style:rel-width="scale" style:rel-height="scale"><draw:object xlink:href="Object 11/" xlink:type="simple" xlink:show="embed" xlink:actuate="onLoad"/></draw:frame><text:span text:style-name="a498" text:class-names=""/></text:p>
            <text:p text:style-name="a501" text:class-names="" text:cond-style-name="" text:id="id117"><text:span text:style-name="a500" text:class-names="">and</text:span></text:p>
            <text:p text:style-name="a505" text:class-names="" text:cond-style-name="" text:id="id118"><text:span text:style-name="a502" text:class-names=""><text:s text:c="1"/>Speed<text:s text:c="1"/></text:span><draw:frame draw:style-name="a503" text:anchor-type="as-char" svg:x="1173.99743in" svg:y="0in" svg:width="0.39056in" svg:height="0.3in" style:rel-width="scale" style:rel-height="scale"><draw:object xlink:href="Object 12/" xlink:type="simple" xlink:show="embed" xlink:actuate="onLoad"/></draw:frame><text:span text:style-name="a504" text:class-names=""><text:s text:c="1"/></text:span></text:p>
            <text:p text:style-name="a507" text:class-names="" text:cond-style-name="" text:id="id119"><text:span text:style-name="a506" text:class-names=""/></text:p>
          </draw:text-box>
          <svg:title/>
          <svg:desc/>
        </draw:frame>
        <draw:frame draw:id="id122" draw:style-name="a515" draw:name="Textfeld 10" svg:x="7.21988in" svg:y="5.1226in" svg:width="2.2308in" svg:height="0.37025in">
          <draw:text-box>
            <text:p text:style-name="a514" text:class-names="" text:cond-style-name="" text:id="id121"><text:span text:style-name="a509" text:class-names="">Position<text:s text:c="1"/></text:span><draw:frame draw:style-name="a510" text:anchor-type="as-char" svg:x="1174.02868in" svg:y="0in" svg:width="0.32806in" svg:height="0.3in" style:rel-width="scale" style:rel-height="scale"><draw:object xlink:href="Object 13/" xlink:type="simple" xlink:show="embed" xlink:actuate="onLoad"/></draw:frame><text:span text:style-name="a511" text:class-names="">, Speed<text:s text:c="1"/></text:span><draw:frame draw:style-name="a512" text:anchor-type="as-char" svg:x="1174.00431in" svg:y="0in" svg:width="0.37681in" svg:height="0.3in" style:rel-width="scale" style:rel-height="scale"><draw:object xlink:href="Object 14/" xlink:type="simple" xlink:show="embed" xlink:actuate="onLoad"/></draw:frame><text:span text:style-name="a513" text:class-names=""/></text:p>
          </draw:text-box>
          <svg:title/>
          <svg:desc/>
        </draw:frame>
        <draw:custom-shape svg:x="3.61883in" svg:y="3.03686in" svg:width="8.41674in" svg:height="2.70146in" draw:id="id123" draw:style-name="a519" draw:name="Rechteck: abgerundete Ecken 21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4" draw:style-name="a522" draw:name="Textfeld 22" svg:x="10.81112in" svg:y="3.04043in" svg:width="0.89745in" svg:height="0.40391in">
          <draw:text-box>
            <text:p text:style-name="a521" text:class-names="" text:cond-style-name=""><text:span text:style-name="a520" text:class-names="">Online</text:span></text:p>
          </draw:text-box>
          <svg:title/>
          <svg:desc/>
        </draw:frame>
        <draw:frame draw:id="id111" draw:style-name="a529" draw:name="Textfeld 25" svg:x="3.79263in" svg:y="3.82659in" svg:width="2.78883in" svg:height="0.70684in">
          <draw:text-box>
            <text:p text:style-name="a524" text:class-names="" text:cond-style-name=""><text:span text:style-name="a523" text:class-names="">Magnetic Measurements</text:span></text:p>
            <text:p text:style-name="a528" text:class-names="" text:cond-style-name=""><text:span text:style-name="a525" text:class-names=""><text:tab/></text:span><draw:frame draw:style-name="a526" text:anchor-type="as-char" svg:x="1174.0225in" svg:y="0in" svg:width="0.34035in" svg:height="0.3in" style:rel-width="scale" style:rel-height="scale"><draw:object xlink:href="Object 15/" xlink:type="simple" xlink:show="embed" xlink:actuate="onLoad"/></draw:frame><text:span text:style-name="a527" text:class-names=""/></text:p>
          </draw:text-box>
          <svg:title/>
          <svg:desc/>
        </draw:frame>
        <draw:connector draw:type="line" svg:x1="9.24769in" svg:y1="4.18536in" draw:start-shape="id107" draw:start-glue-point="1" svg:x2="10.02394in" svg:y2="4.18001in" draw:id="id125" draw:style-name="a531" draw:name="Gerade Verbindung mit Pfeil 63">
          <svg:title/>
          <svg:desc/>
        </draw:connector>
        <draw:connector draw:type="standard" svg:x1="6.98191in" svg:y1="4.94005in" svg:x2="9.64814in" svg:y2="4.18001in" draw:id="id126" draw:style-name="a532" draw:transform="translate(-8.31502in -4.56003in) rotate(-3.14159) translate(8.31502in 4.56003in)" draw:name="Verbinder: gewinkelt 79">
          <svg:title/>
          <svg:desc/>
        </draw:connector>
        <draw:connector draw:type="standard" svg:x1="7.38122in" svg:y1="4.91653in" svg:x2="6.95841in" svg:y2="4.54076in" draw:id="id127" draw:style-name="a534" draw:transform="translate(-7.16981in -4.72864in) rotate(-1.5708) translate(7.16981in 4.72864in)" draw:name="Verbinder: gewinkelt 88">
          <svg:title/>
          <svg:desc/>
        </draw:connector>
        <draw:custom-shape svg:x="3.70401in" svg:y="1.62856in" svg:width="1.7115in" svg:height="0.85005in" draw:id="id129" draw:style-name="a537" draw:name="Rechteck 92">
          <svg:title/>
          <svg:desc/>
          <text:p text:style-name="a536" text:class-names="" text:cond-style-name="" text:id="id128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540" draw:name="Textfeld 93" svg:x="3.83145in" svg:y="1.85163in" svg:width="1.40425in" svg:height="0.40391in">
          <draw:text-box>
            <text:p text:style-name="a539" text:class-names="" text:cond-style-name="" text:id="id130"><text:span text:style-name="a538" text:class-names="">Regression</text:span></text:p>
          </draw:text-box>
          <svg:title/>
          <svg:desc/>
        </draw:frame>
        <draw:frame draw:id="id132" draw:style-name="a547" draw:name="Textfeld 94" svg:x="0.53502in" svg:y="1.92539in" svg:width="2.49639in" svg:height="0.63952in">
          <draw:text-box>
            <text:p text:style-name="a542" text:class-names="" text:cond-style-name=""><text:span text:style-name="a541" text:class-names="">Magnetic Measurements</text:span></text:p>
            <text:p text:style-name="a546" text:class-names="" text:cond-style-name=""><text:span text:style-name="a543" text:class-names=""><text:tab/></text:span><draw:frame draw:style-name="a544" text:anchor-type="as-char" svg:x="1174.08278in" svg:y="0in" svg:width="0.21986in" svg:height="0.3in" style:rel-width="scale" style:rel-height="scale"><draw:object xlink:href="Object 16/" xlink:type="simple" xlink:show="embed" xlink:actuate="onLoad"/></draw:frame><text:span text:style-name="a545" text:class-names=""/></text:p>
          </draw:text-box>
          <svg:title/>
          <svg:desc/>
        </draw:frame>
        <draw:frame draw:id="id133" draw:style-name="a558" draw:name="Textfeld 95" svg:x="0.985in" svg:y="0.69178in" svg:width="1.48727in" svg:height="0.90879in">
          <draw:text-box>
            <text:p text:style-name="a549" text:class-names="" text:cond-style-name=""><text:span text:style-name="a548" text:class-names="">Ground Truth<text:s text:c="1"/></text:span></text:p>
            <text:p text:style-name="a553" text:class-names="" text:cond-style-name=""><text:span text:style-name="a550" text:class-names="">Position<text:s text:c="1"/></text:span><draw:frame draw:style-name="a551" text:anchor-type="as-char" svg:x="1174.08403in" svg:y="0in" svg:width="0.21736in" svg:height="0.3in" style:rel-width="scale" style:rel-height="scale"><draw:object xlink:href="Object 17/" xlink:type="simple" xlink:show="embed" xlink:actuate="onLoad"/></draw:frame><text:span text:style-name="a552" text:class-names=""/></text:p>
            <text:p text:style-name="a557" text:class-names="" text:cond-style-name=""><text:span text:style-name="a554" text:class-names="">Speed<text:s text:c="1"/></text:span><draw:frame draw:style-name="a555" text:anchor-type="as-char" svg:x="1174.06493in" svg:y="0in" svg:width="0.25549in" svg:height="0.3in" style:rel-width="scale" style:rel-height="scale"><draw:object xlink:href="Object 18/" xlink:type="simple" xlink:show="embed" xlink:actuate="onLoad"/></draw:frame><text:span text:style-name="a556" text:class-names=""/></text:p>
          </draw:text-box>
          <svg:title/>
          <svg:desc/>
        </draw:frame>
        <draw:connector draw:type="standard" svg:x1="2.47227in" svg:y1="1.14618in" draw:start-shape="id133" draw:start-glue-point="1" svg:x2="3.68918in" svg:y2="1.85163in" draw:id="id134" draw:style-name="a560" draw:name="Verbinder: gewinkelt 97">
          <svg:title/>
          <svg:desc/>
        </draw:connector>
        <draw:connector draw:type="line" svg:x1="3.03141in" svg:y1="2.24515in" draw:start-shape="id132" draw:start-glue-point="1" svg:x2="3.70401in" svg:y2="2.25554in" draw:id="id135" draw:style-name="a562" draw:name="Gerade Verbindung mit Pfeil 103">
          <svg:title/>
          <svg:desc/>
        </draw:connector>
        <draw:custom-shape svg:x="0.36364in" svg:y="0.54545in" svg:width="9.24434in" svg:height="2.29459in" draw:id="id136" draw:style-name="a566" draw:name="Rechteck: abgerundete Ecken 105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8.01194in" svg:y1="2.98915in" draw:start-shape="id115" draw:start-glue-point="2" svg:x2="6.4849in" svg:y2="3.17999in" draw:id="id137" draw:style-name="a568" draw:transform="translate(-7.24842in -3.08457in) rotate(-4.71239) translate(7.24842in 3.08457in)" draw:name="Verbinder: gewinkelt 107">
          <svg:title/>
          <svg:desc/>
        </draw:connector>
        <draw:connector draw:type="line" svg:x1="5.43034in" svg:y1="2.00129in" svg:x2="5.9705in" svg:y2="2.00129in" draw:end-shape="id115" draw:end-glue-point="3" draw:id="id138" draw:style-name="a570" draw:name="Gerade Verbindung mit Pfeil 110">
          <svg:title/>
          <svg:desc/>
        </draw:connector>
        <draw:frame draw:id="id139" draw:style-name="a573" draw:name="Textfeld 111" svg:x="8.38524in" svg:y="0.54545in" svg:width="0.92393in" svg:height="0.40391in">
          <draw:text-box>
            <text:p text:style-name="a572" text:class-names="" text:cond-style-name=""><text:span text:style-name="a571" text:class-names="">Offlin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574" draw:master-page-name="Master1-Layout7-blank-Leer" presentation:presentation-page-layout-name="Master1-PPL7" draw:id="Slide-260">
        <draw:custom-shape svg:x="2.68687in" svg:y="1.09091in" svg:width="5.80808in" svg:height="5.54545in" draw:id="id140" draw:style-name="a577" draw:name="Ellipse 1">
          <svg:title/>
          <svg:desc/>
          <text:p text:style-name="a576" text:class-names="" text:cond-style-name=""><text:span text:style-name="a575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429in" svg:y="2.08333in" svg:width="0.75758in" svg:height="0.71717in" draw:id="id141" draw:style-name="a580" draw:name="Rechteck 2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92924in" svg:y1="1.76115in" svg:x2="4.65318in" svg:y2="2.47436in" draw:id="id142" draw:style-name="a583" draw:name="Verbinder: gewinkelt 4">
          <svg:title/>
          <svg:desc/>
        </draw:connector>
        <draw:connector draw:type="line" svg:x1="4.75758in" svg:y1="1.48027in" svg:x2="6.42424in" svg:y2="1.48027in" draw:id="id143" draw:style-name="a587" draw:name="Gerade Verbindung mit Pfeil 11">
          <svg:title/>
          <svg:desc/>
        </draw:connector>
        <draw:connector draw:type="line" svg:x1="3.12456in" svg:y1="3.12753in" svg:x2="3.12456in" svg:y2="4.74369in" draw:id="id144" draw:style-name="a591" draw:name="Gerade Verbindung mit Pfeil 13">
          <svg:title/>
          <svg:desc/>
        </draw:connector>
        <draw:connector draw:type="line" svg:x1="3.53744in" svg:y1="1.90302in" draw:start-shape="id140" draw:start-glue-point="4" svg:x2="5.20966in" svg:y2="0.52824in" draw:id="id145" draw:style-name="a592" draw:name="Gerader Verbinder 17">
          <svg:title/>
          <svg:desc/>
        </draw:connector>
        <draw:connector draw:type="line" svg:x1="8.0404in" svg:y1="5.35354in" svg:x2="9.43268in" svg:y2="3.88636in" draw:id="id146" draw:style-name="a593" draw:name="Gerader Verbinder 19">
          <svg:title/>
          <svg:desc/>
        </draw:connector>
        <draw:connector draw:type="line" svg:x1="2.68687in" svg:y1="3.86364in" draw:start-shape="id140" draw:start-glue-point="3" svg:x2="8.49495in" svg:y2="3.86364in" draw:end-shape="id140" draw:end-glue-point="1" draw:id="id147" draw:style-name="a595" draw:name="Gerader Verbinder 62">
          <svg:title/>
          <svg:desc/>
        </draw:connector>
        <draw:connector draw:type="line" svg:x1="5.65657in" svg:y1="1.08081in" svg:x2="5.59091in" svg:y2="6.63636in" draw:end-shape="id140" draw:end-glue-point="2" draw:id="id148" draw:style-name="a597" draw:name="Gerader Verbinder 63">
          <svg:title/>
          <svg:desc/>
        </draw:connector>
        <draw:connector draw:type="line" svg:x1="5.59091in" svg:y1="3.86364in" svg:x2="4.31187in" svg:y2="2.8005in" draw:id="id149" draw:style-name="a599" draw:name="Gerade Verbindung mit Pfeil 67">
          <svg:title/>
          <svg:desc/>
        </draw:connector>
        <draw:connector draw:type="line" svg:x1="4.73737in" svg:y1="3.86364in" svg:x2="4.73737in" svg:y2="3.15152in" draw:id="id150" draw:style-name="a601" draw:name="Gerader Verbinder 69">
          <svg:title/>
          <svg:desc/>
        </draw:connector>
        <draw:frame draw:id="id151" draw:style-name="a605" draw:name="Textfeld 75" svg:x="3.91116in" svg:y="1.59138in" svg:width="0.52823in" svg:height="0.40391in">
          <draw:text-box>
            <text:p text:style-name="a604" text:class-names="" text:cond-style-name=""><draw:frame draw:style-name="a602" text:anchor-type="as-char" svg:x="1174.03278in" svg:y="0in" svg:width="0.31979in" svg:height="0.3in" style:rel-width="scale" style:rel-height="scale"><draw:object xlink:href="Object 19/" xlink:type="simple" xlink:show="embed" xlink:actuate="onLoad"/></draw:frame><text:span text:style-name="a603" text:class-names=""/></text:p>
          </draw:text-box>
          <svg:title/>
          <svg:desc/>
        </draw:frame>
        <draw:frame draw:id="id152" draw:style-name="a609" draw:name="Textfeld 81" svg:x="4.26123in" svg:y="1.96618in" svg:width="0.53658in" svg:height="0.42789in">
          <draw:text-box>
            <text:p text:style-name="a608" text:class-names="" text:cond-style-name=""><draw:frame draw:style-name="a606" text:anchor-type="as-char" svg:x="1174.02868in" svg:y="0in" svg:width="0.32806in" svg:height="0.32375in" style:rel-width="scale" style:rel-height="scale"><draw:object xlink:href="Object 20/" xlink:type="simple" xlink:show="embed" xlink:actuate="onLoad"/></draw:frame><text:span text:style-name="a607" text:class-names=""/></text:p>
          </draw:text-box>
          <svg:title/>
          <svg:desc/>
        </draw:frame>
        <draw:frame draw:id="id153" draw:style-name="a613" draw:name="Textfeld 82" svg:x="4.88234in" svg:y="3.48246in" svg:width="0.32947in" svg:height="0.4039in">
          <draw:text-box>
            <text:p text:style-name="a612" text:class-names="" text:cond-style-name=""><draw:frame draw:style-name="a610" text:anchor-type="as-char" svg:x="1174.04368in" svg:y="0in" svg:width="0.29806in" svg:height="0.3in" style:rel-width="scale" style:rel-height="scale"><draw:object xlink:href="Object 21/" xlink:type="simple" xlink:show="embed" xlink:actuate="onLoad"/></draw:frame><text:span text:style-name="a611" text:class-names=""/></text:p>
          </draw:text-box>
          <svg:title/>
          <svg:desc/>
        </draw:frame>
        <draw:frame draw:id="id154" draw:style-name="a617" draw:name="Textfeld 83" svg:x="4.76894in" svg:y="2.80063in" svg:width="0.44072in" svg:height="0.40391in">
          <draw:text-box>
            <text:p text:style-name="a616" text:class-names="" text:cond-style-name=""><draw:frame draw:style-name="a614" text:anchor-type="as-char" svg:x="1174.0684in" svg:y="0in" svg:width="0.24861in" svg:height="0.3in" style:rel-width="scale" style:rel-height="scale"><draw:object xlink:href="Object 22/" xlink:type="simple" xlink:show="embed" xlink:actuate="onLoad"/></draw:frame><text:span text:style-name="a615" text:class-names=""/></text:p>
          </draw:text-box>
          <svg:title/>
          <svg:desc/>
        </draw:frame>
        <draw:frame draw:id="id155" draw:style-name="a620" draw:name="Textfeld 84" svg:x="5.59091in" svg:y="5.60547in" svg:width="1.98475in" svg:height="0.43757in">
          <draw:text-box>
            <text:p text:style-name="a619" text:class-names="" text:cond-style-name=""><text:span text:style-name="a618" text:class-names="">Motor Backside</text:span></text:p>
          </draw:text-box>
          <svg:title/>
          <svg:desc/>
        </draw:frame>
        <draw:frame draw:id="id156" draw:style-name="a624" draw:name="Textfeld 88" svg:x="5.27609in" svg:y="1.07637in" svg:width="0.49598in" svg:height="0.40391in">
          <draw:text-box>
            <text:p text:style-name="a623" text:class-names="" text:cond-style-name=""><draw:frame draw:style-name="a621" text:anchor-type="as-char" svg:x="1174.04104in" svg:y="0in" svg:width="0.30333in" svg:height="0.3in" style:rel-width="scale" style:rel-height="scale"><draw:object xlink:href="Object 23/" xlink:type="simple" xlink:show="embed" xlink:actuate="onLoad"/></draw:frame><text:span text:style-name="a622" text:class-names=""/></text:p>
          </draw:text-box>
          <svg:title/>
          <svg:desc/>
        </draw:frame>
        <draw:frame draw:id="id157" draw:style-name="a628" draw:name="Textfeld 89" svg:x="2.67158in" svg:y="3.43701in" svg:width="0.48329in" svg:height="0.40391in">
          <draw:text-box>
            <text:p text:style-name="a627" text:class-names="" text:cond-style-name=""><draw:frame draw:style-name="a625" text:anchor-type="as-char" svg:x="1174.04729in" svg:y="0in" svg:width="0.29076in" svg:height="0.3in" style:rel-width="scale" style:rel-height="scale"><draw:object xlink:href="Object 24/" xlink:type="simple" xlink:show="embed" xlink:actuate="onLoad"/></draw:frame><text:span text:style-name="a626" text:class-names=""/></text:p>
          </draw:text-box>
          <svg:title/>
          <svg:desc/>
        </draw:frame>
        <draw:frame draw:id="id158" draw:style-name="a631" draw:name="Textfeld 98" svg:x="3.55429in" svg:y="2.43181in" svg:width="0.82079in" svg:height="0.37025in">
          <draw:text-box>
            <text:p text:style-name="a630" text:class-names="" text:cond-style-name=""><text:span text:style-name="a629" text:class-names="">Sensor</text:span></text:p>
          </draw:text-box>
          <svg:title/>
          <svg:desc/>
        </draw:frame>
      </draw:page>
      <draw:page draw:name="Slide6" draw:style-name="a632" draw:master-page-name="Master1-Layout7-blank-Leer" presentation:presentation-page-layout-name="Master1-PPL7" draw:id="Slide-261">
        <draw:custom-shape svg:x="2.68687in" svg:y="1.09091in" svg:width="5.80808in" svg:height="5.54545in" draw:id="id159" draw:style-name="a635" draw:name="Ellipse 2">
          <svg:title/>
          <svg:desc/>
          <text:p text:style-name="a634" text:class-names="" text:cond-style-name=""><text:span text:style-name="a633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429in" svg:y="2.08333in" svg:width="0.75758in" svg:height="0.71717in" draw:id="id160" draw:style-name="a638" draw:name="Rechteck 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92924in" svg:y1="1.76115in" svg:x2="4.65318in" svg:y2="2.47436in" draw:id="id161" draw:style-name="a641" draw:name="Verbinder: gewinkelt 4">
          <svg:title/>
          <svg:desc/>
        </draw:connector>
        <draw:connector draw:type="line" svg:x1="2.68687in" svg:y1="3.86364in" draw:start-shape="id159" draw:start-glue-point="3" svg:x2="8.49495in" svg:y2="3.86364in" draw:end-shape="id159" draw:end-glue-point="1" draw:id="id162" draw:style-name="a643" draw:name="Gerader Verbinder 7">
          <svg:title/>
          <svg:desc/>
        </draw:connector>
        <draw:connector draw:type="line" svg:x1="5.65657in" svg:y1="1.08081in" svg:x2="5.59091in" svg:y2="6.63636in" draw:end-shape="id159" draw:end-glue-point="2" draw:id="id163" draw:style-name="a645" draw:name="Gerader Verbinder 8">
          <svg:title/>
          <svg:desc/>
        </draw:connector>
        <draw:connector draw:type="line" svg:x1="5.6373in" svg:y1="3.87374in" svg:x2="4.31187in" svg:y2="2.8005in" draw:id="id164" draw:style-name="a647" draw:name="Gerade Verbindung mit Pfeil 9">
          <svg:title/>
          <svg:desc/>
        </draw:connector>
        <draw:connector draw:type="line" svg:x1="4.73737in" svg:y1="3.86364in" svg:x2="4.73737in" svg:y2="3.15152in" draw:id="id165" draw:style-name="a649" draw:name="Gerader Verbinder 10">
          <svg:title/>
          <svg:desc/>
        </draw:connector>
        <draw:frame draw:id="id166" draw:style-name="a653" draw:name="Textfeld 11" svg:x="3.91116in" svg:y="1.59138in" svg:width="0.52823in" svg:height="0.40391in">
          <draw:text-box>
            <text:p text:style-name="a652" text:class-names="" text:cond-style-name=""><draw:frame draw:style-name="a650" text:anchor-type="as-char" svg:x="1174.03278in" svg:y="0in" svg:width="0.31979in" svg:height="0.3in" style:rel-width="scale" style:rel-height="scale"><draw:object xlink:href="Object 25/" xlink:type="simple" xlink:show="embed" xlink:actuate="onLoad"/></draw:frame><text:span text:style-name="a651" text:class-names=""/></text:p>
          </draw:text-box>
          <svg:title/>
          <svg:desc/>
        </draw:frame>
        <draw:frame draw:id="id167" draw:style-name="a657" draw:name="Textfeld 12" svg:x="4.26123in" svg:y="1.96618in" svg:width="0.53658in" svg:height="0.42789in">
          <draw:text-box>
            <text:p text:style-name="a656" text:class-names="" text:cond-style-name=""><draw:frame draw:style-name="a654" text:anchor-type="as-char" svg:x="1174.02868in" svg:y="0in" svg:width="0.32806in" svg:height="0.32375in" style:rel-width="scale" style:rel-height="scale"><draw:object xlink:href="Object 26/" xlink:type="simple" xlink:show="embed" xlink:actuate="onLoad"/></draw:frame><text:span text:style-name="a655" text:class-names=""/></text:p>
          </draw:text-box>
          <svg:title/>
          <svg:desc/>
        </draw:frame>
        <draw:frame draw:id="id168" draw:style-name="a661" draw:name="Textfeld 13" svg:x="4.83341in" svg:y="3.42081in" svg:width="0.32947in" svg:height="0.43147in">
          <draw:text-box>
            <text:p text:style-name="a660" text:class-names="" text:cond-style-name=""><draw:frame draw:style-name="a658" text:anchor-type="as-char" svg:x="1174.00493in" svg:y="0in" svg:width="0.37549in" svg:height="0.32729in" style:rel-width="scale" style:rel-height="scale"><draw:object xlink:href="Object 27/" xlink:type="simple" xlink:show="embed" xlink:actuate="onLoad"/></draw:frame><text:span text:style-name="a659" text:class-names=""/></text:p>
          </draw:text-box>
          <svg:title/>
          <svg:desc/>
        </draw:frame>
        <draw:frame draw:id="id169" draw:style-name="a665" draw:name="Textfeld 14" svg:x="4.76894in" svg:y="2.80063in" svg:width="0.44072in" svg:height="0.43147in">
          <draw:text-box>
            <text:p text:style-name="a664" text:class-names="" text:cond-style-name=""><draw:frame draw:style-name="a662" text:anchor-type="as-char" svg:x="1174.02965in" svg:y="0in" svg:width="0.32604in" svg:height="0.32729in" style:rel-width="scale" style:rel-height="scale"><draw:object xlink:href="Object 28/" xlink:type="simple" xlink:show="embed" xlink:actuate="onLoad"/></draw:frame><text:span text:style-name="a663" text:class-names=""/></text:p>
          </draw:text-box>
          <svg:title/>
          <svg:desc/>
        </draw:frame>
        <draw:frame draw:id="id170" draw:style-name="a668" draw:name="Textfeld 15" svg:x="4.66419in" svg:y="0.52692in" svg:width="1.98475in" svg:height="0.43757in">
          <draw:text-box>
            <text:p text:style-name="a667" text:class-names="" text:cond-style-name=""><text:span text:style-name="a666" text:class-names="">Motor Backside</text:span></text:p>
          </draw:text-box>
          <svg:title/>
          <svg:desc/>
        </draw:frame>
        <draw:frame draw:id="id171" draw:style-name="a671" draw:name="Textfeld 18" svg:x="3.55429in" svg:y="2.43181in" svg:width="0.82079in" svg:height="0.37025in">
          <draw:text-box>
            <text:p text:style-name="a670" text:class-names="" text:cond-style-name=""><text:span text:style-name="a669" text:class-names="">Sensor</text:span></text:p>
          </draw:text-box>
          <svg:title/>
          <svg:desc/>
        </draw:frame>
        <draw:custom-shape svg:x="7.01389in" svg:y="4.76515in" svg:width="0.75758in" svg:height="0.71717in" draw:id="id172" draw:style-name="a674" draw:name="Rechteck 36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38884in" svg:y1="4.44296in" svg:x2="8.11278in" svg:y2="5.15618in" draw:id="id173" draw:style-name="a677" draw:name="Verbinder: gewinkelt 37">
          <svg:title/>
          <svg:desc/>
        </draw:connector>
        <draw:frame draw:id="id174" draw:style-name="a681" draw:name="Textfeld 38" svg:x="7.37076in" svg:y="4.2732in" svg:width="0.52823in" svg:height="0.40391in">
          <draw:text-box>
            <text:p text:style-name="a680" text:class-names="" text:cond-style-name=""><draw:frame draw:style-name="a678" text:anchor-type="as-char" svg:x="1174.03278in" svg:y="0in" svg:width="0.31979in" svg:height="0.3in" style:rel-width="scale" style:rel-height="scale"><draw:object xlink:href="Object 29/" xlink:type="simple" xlink:show="embed" xlink:actuate="onLoad"/></draw:frame><text:span text:style-name="a679" text:class-names=""/></text:p>
          </draw:text-box>
          <svg:title/>
          <svg:desc/>
        </draw:frame>
        <draw:frame draw:id="id175" draw:style-name="a685" draw:name="Textfeld 39" svg:x="7.72083in" svg:y="4.648in" svg:width="0.53658in" svg:height="0.42789in">
          <draw:text-box>
            <text:p text:style-name="a684" text:class-names="" text:cond-style-name=""><draw:frame draw:style-name="a682" text:anchor-type="as-char" svg:x="1174.02868in" svg:y="0in" svg:width="0.32806in" svg:height="0.32375in" style:rel-width="scale" style:rel-height="scale"><draw:object xlink:href="Object 30/" xlink:type="simple" xlink:show="embed" xlink:actuate="onLoad"/></draw:frame><text:span text:style-name="a683" text:class-names=""/></text:p>
          </draw:text-box>
          <svg:title/>
          <svg:desc/>
        </draw:frame>
        <draw:frame draw:id="id176" draw:style-name="a688" draw:name="Textfeld 40" svg:x="7.01389in" svg:y="5.11363in" svg:width="0.82079in" svg:height="0.37025in">
          <draw:text-box>
            <text:p text:style-name="a687" text:class-names="" text:cond-style-name=""><text:span text:style-name="a686" text:class-names="">Sensor</text:span></text:p>
          </draw:text-box>
          <svg:title/>
          <svg:desc/>
        </draw:frame>
        <draw:frame draw:id="id177" draw:style-name="a691" draw:name="Textfeld 42" svg:x="5.62374in" svg:y="5.63038in" svg:width="1.95768in" svg:height="0.40391in">
          <draw:text-box>
            <text:p text:style-name="a690" text:class-names="" text:cond-style-name=""><text:span text:style-name="a689" text:class-names="">Previous Position</text:span></text:p>
          </draw:text-box>
          <svg:title/>
          <svg:desc/>
        </draw:frame>
        <draw:frame draw:id="id178" draw:style-name="a694" draw:name="Textfeld 43" svg:x="2.68365in" svg:y="3.43441in" svg:width="1.86372in" svg:height="0.40391in">
          <draw:text-box>
            <text:p text:style-name="a693" text:class-names="" text:cond-style-name=""><text:span text:style-name="a692" text:class-names="">Current Position</text:span></text:p>
          </draw:text-box>
          <svg:title/>
          <svg:desc/>
        </draw:frame>
        <draw:connector draw:type="line" svg:x1="5.643in" svg:y1="3.87374in" svg:x2="7.00819in" svg:y2="4.79998in" draw:id="id179" draw:style-name="a696" draw:name="Gerade Verbindung mit Pfeil 44">
          <svg:title/>
          <svg:desc/>
        </draw:connector>
        <draw:frame draw:id="id180" draw:style-name="a700" draw:name="Textfeld 51" svg:x="5.89166in" svg:y="4.25942in" svg:width="0.44072in" svg:height="0.44205in">
          <draw:text-box>
            <text:p text:style-name="a699" text:class-names="" text:cond-style-name=""><draw:frame draw:style-name="a697" text:anchor-type="as-char" svg:x="1174.02271in" svg:y="0in" svg:width="0.33993in" svg:height="0.32729in" style:rel-width="scale" style:rel-height="scale"><draw:object xlink:href="Object 31/" xlink:type="simple" xlink:show="embed" xlink:actuate="onLoad"/></draw:frame><text:span text:style-name="a698" text:class-names=""/></text:p>
          </draw:text-box>
          <svg:title/>
          <svg:desc/>
        </draw:frame>
        <draw:connector draw:type="line" svg:x1="6.7748in" svg:y1="4.648in" svg:x2="6.76548in" svg:y2="3.85479in" draw:id="id181" draw:style-name="a702" draw:name="Gerader Verbinder 52">
          <svg:title/>
          <svg:desc/>
        </draw:connector>
        <draw:frame draw:id="id182" draw:style-name="a706" draw:name="Textfeld 56" svg:x="5.643in" svg:y="3.85982in" svg:width="1.49583in" svg:height="0.3213in">
          <draw:text-box>
            <text:p text:style-name="a705" text:class-names="" text:cond-style-name=""><draw:frame draw:style-name="a703" text:anchor-type="as-char" svg:x="1173.64035in" svg:y="0in" svg:width="1.10465in" svg:height="0.32729in" style:rel-width="scale" style:rel-height="scale"><draw:object xlink:href="Object 32/" xlink:type="simple" xlink:show="embed" xlink:actuate="onLoad"/></draw:frame><text:span text:style-name="a704" text:class-names=""/></text:p>
          </draw:text-box>
          <svg:title/>
          <svg:desc/>
        </draw:frame>
      </draw:page>
      <draw:page draw:name="Slide8" draw:style-name="a707" draw:master-page-name="Master1-Layout7-blank-Leer" presentation:presentation-page-layout-name="Master1-PPL7" draw:id="Slide-263">
        <draw:custom-shape svg:x="2.68687in" svg:y="1.09091in" svg:width="5.98386in" svg:height="4.3725in" draw:id="id183" draw:style-name="a710" draw:name="Ellipse 2">
          <svg:title/>
          <svg:desc/>
          <text:p text:style-name="a709" text:class-names="" text:cond-style-name=""><text:span text:style-name="a708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3644in" svg:y="2.10205in" svg:width="0.75758in" svg:height="0.71717in" draw:id="id184" draw:style-name="a713" draw:name="Rechteck 3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27497in" svg:y1="2.10365in" draw:start-shape="id184" draw:start-glue-point="0" svg:x2="3.91363in" svg:y2="2.46179in" draw:id="id185" draw:style-name="a716" draw:transform="translate(-4.0943in -2.28272in) rotate(-4.71239) translate(4.0943in 2.28272in)" draw:name="Verbinder: gewinkelt 4">
          <svg:title/>
          <svg:desc/>
        </draw:connector>
        <draw:connector draw:type="line" svg:x1="2.68687in" svg:y1="3.27716in" draw:start-shape="id183" draw:start-glue-point="3" svg:x2="8.67073in" svg:y2="3.27716in" draw:end-shape="id183" draw:end-glue-point="1" draw:id="id186" draw:style-name="a718" draw:name="Gerader Verbinder 7">
          <svg:title/>
          <svg:desc/>
        </draw:connector>
        <draw:connector draw:type="line" svg:x1="5.65657in" svg:y1="1.08081in" svg:x2="5.6788in" svg:y2="5.46342in" draw:end-shape="id183" draw:end-glue-point="2" draw:id="id187" draw:style-name="a720" draw:name="Gerader Verbinder 8">
          <svg:title/>
          <svg:desc/>
        </draw:connector>
        <draw:frame draw:id="id188" draw:style-name="a724" draw:name="Textfeld 11" svg:x="3.46125in" svg:y="2.03702in" svg:width="0.52823in" svg:height="0.30293in">
          <draw:text-box>
            <text:p text:style-name="a723" text:class-names="" text:cond-style-name=""><draw:frame draw:style-name="a721" text:anchor-type="as-char" svg:x="1174.03278in" svg:y="0in" svg:width="0.31979in" svg:height="0.3in" style:rel-width="scale" style:rel-height="scale"><draw:object xlink:href="Object 33/" xlink:type="simple" xlink:show="embed" xlink:actuate="onLoad"/></draw:frame><text:span text:style-name="a722" text:class-names=""/></text:p>
          </draw:text-box>
          <svg:title/>
          <svg:desc/>
        </draw:frame>
        <draw:frame draw:id="id189" draw:style-name="a728" draw:name="Textfeld 12" svg:x="3.97844in" svg:y="2.13079in" svg:width="0.53658in" svg:height="0.31892in">
          <draw:text-box>
            <text:p text:style-name="a727" text:class-names="" text:cond-style-name=""><draw:frame draw:style-name="a725" text:anchor-type="as-char" svg:x="1174.02868in" svg:y="0in" svg:width="0.32806in" svg:height="0.32375in" style:rel-width="scale" style:rel-height="scale"><draw:object xlink:href="Object 34/" xlink:type="simple" xlink:show="embed" xlink:actuate="onLoad"/></draw:frame><text:span text:style-name="a726" text:class-names=""/></text:p>
          </draw:text-box>
          <svg:title/>
          <svg:desc/>
        </draw:frame>
        <draw:frame draw:id="id190" draw:style-name="a731" draw:name="Textfeld 15" svg:x="4.66419in" svg:y="0.52692in" svg:width="1.98475in" svg:height="0.43757in">
          <draw:text-box>
            <text:p text:style-name="a730" text:class-names="" text:cond-style-name=""><text:span text:style-name="a729" text:class-names="">Motor Backside</text:span></text:p>
          </draw:text-box>
          <svg:title/>
          <svg:desc/>
        </draw:frame>
        <draw:frame draw:id="id191" draw:style-name="a734" draw:name="Textfeld 18" svg:x="3.53644in" svg:y="2.45053in" svg:width="0.82079in" svg:height="0.37025in">
          <draw:text-box>
            <text:p text:style-name="a733" text:class-names="" text:cond-style-name=""><text:span text:style-name="a732" text:class-names="">Sensor</text:span></text:p>
          </draw:text-box>
          <svg:title/>
          <svg:desc/>
        </draw:frame>
        <draw:custom-shape svg:x="2.58016in" svg:y="2.10205in" svg:width="0.75758in" svg:height="0.71717in" draw:id="id192" draw:style-name="a738" draw:name="Rechteck 3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741" draw:name="Textfeld 18" svg:x="2.58016in" svg:y="2.45053in" svg:width="0.82079in" svg:height="0.37025in">
          <draw:text-box>
            <text:p text:style-name="a740" text:class-names="" text:cond-style-name=""><text:span text:style-name="a739" text:class-names="">Sensor</text:span></text:p>
          </draw:text-box>
          <svg:title/>
          <svg:desc/>
        </draw:frame>
        <draw:custom-shape svg:x="4.59217in" svg:y="2.10468in" svg:width="0.75758in" svg:height="0.71717in" draw:id="id194" draw:style-name="a745" draw:name="Rechteck 3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draw:style-name="a748" draw:name="Textfeld 18" svg:x="4.59217in" svg:y="2.45316in" svg:width="0.82079in" svg:height="0.37025in">
          <draw:text-box>
            <text:p text:style-name="a747" text:class-names="" text:cond-style-name=""><text:span text:style-name="a746" text:class-names="">Sensor</text:span></text:p>
          </draw:text-box>
          <svg:title/>
          <svg:desc/>
        </draw:frame>
        <draw:custom-shape svg:x="2.87451in" svg:y="2.99456in" svg:width="2.29484in" svg:height="0.27755in" draw:id="id196" draw:style-name="a751" draw:name="Pfeil: nach links und rechts 47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2.30792in" svg:y="2.02186in" svg:width="3.10504in" svg:height="0.90949in" draw:id="id197" draw:style-name="a755" draw:name="Rechteck 48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756" draw:master-page-name="Master1-Layout7-blank-Leer" presentation:presentation-page-layout-name="Master1-PPL7" draw:id="Slide-262">
        <draw:frame draw:id="id198" draw:style-name="a757" draw:name="Grafik 2" svg:x="0.02273in" svg:y="1.23548in" svg:width="4.42929in" svg:height="3.87563in" style:rel-width="scale" style:rel-height="scale">
          <draw:image xlink:href="media/image3.jpg" xlink:type="simple" xlink:show="embed" xlink:actuate="onLoad"/>
          <svg:title/>
          <svg:desc/>
        </draw:frame>
        <draw:frame draw:id="id199" draw:style-name="a758" draw:name="Grafik 4" svg:x="4.45202in" svg:y="1.23548in" svg:width="4.42929in" svg:height="3.87563in" style:rel-width="scale" style:rel-height="scale">
          <draw:image xlink:href="media/image4.jpg" xlink:type="simple" xlink:show="embed" xlink:actuate="onLoad"/>
          <svg:title/>
          <svg:desc/>
        </draw:frame>
        <draw:frame draw:id="id200" draw:style-name="a759" draw:name="Grafik 5" svg:x="8.88131in" svg:y="1.23548in" svg:width="4.42929in" svg:height="3.87563in" style:rel-width="scale" style:rel-height="scale">
          <draw:image xlink:href="media/image5.jpg" xlink:type="simple" xlink:show="embed" xlink:actuate="onLoad"/>
          <svg:title/>
          <svg:desc/>
        </draw:frame>
        <draw:custom-shape svg:x="3.94106in" svg:y="5.29404in" svg:width="5.45122in" svg:height="0.81707in" draw:id="id201" draw:style-name="a762" draw:name="Pfeil: nach links und rechts 8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36665in" svg:y="1.27207in" svg:width="4.42929in" svg:height="3.78184in" draw:id="id202" draw:style-name="a765" draw:name="Rechteck 9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3" draw:style-name="a768" draw:name="Textfeld 10" svg:x="5.72499in" svg:y="0.83157in" svg:width="1.92816in" svg:height="0.40391in">
          <draw:text-box>
            <text:p text:style-name="a767" text:class-names="" text:cond-style-name=""><text:span text:style-name="a766" text:class-names="">Original Position</text:span></text:p>
          </draw:text-box>
          <svg:title/>
          <svg:desc/>
        </draw:frame>
        <draw:frame draw:id="id204" draw:style-name="a772" draw:name="Textfeld 11" svg:x="1.65781in" svg:y="5.50062in" svg:width="1.41858in" svg:height="0.40391in">
          <draw:text-box>
            <text:p text:style-name="a771" text:class-names="" text:cond-style-name=""><draw:frame draw:style-name="a769" text:anchor-type="as-char" svg:x="1173.63715in" svg:y="0in" svg:width="1.11111in" svg:height="0.3in" style:rel-width="scale" style:rel-height="scale"><draw:object xlink:href="Object 35/" xlink:type="simple" xlink:show="embed" xlink:actuate="onLoad"/></draw:frame><text:span text:style-name="a770" text:class-names="">!!</text:span></text:p>
          </draw:text-box>
          <svg:title/>
          <svg:desc/>
        </draw:frame>
        <draw:frame draw:id="id205" draw:style-name="a776" draw:name="Textfeld 12" svg:x="10.28265in" svg:y="5.51343in" svg:width="1.41858in" svg:height="0.40391in">
          <draw:text-box>
            <text:p text:style-name="a775" text:class-names="" text:cond-style-name=""><draw:frame draw:style-name="a773" text:anchor-type="as-char" svg:x="1173.63715in" svg:y="0in" svg:width="1.11111in" svg:height="0.3in" style:rel-width="scale" style:rel-height="scale"><draw:object xlink:href="Object 36/" xlink:type="simple" xlink:show="embed" xlink:actuate="onLoad"/></draw:frame><text:span text:style-name="a774" text:class-names="">!!</text:span></text:p>
          </draw:text-box>
          <svg:title/>
          <svg:desc/>
        </draw:frame>
      </draw:page>
      <draw:page draw:name="Slide11" draw:style-name="a777" draw:master-page-name="Master1-Layout7-blank-Leer" presentation:presentation-page-layout-name="Master1-PPL7" draw:id="Slide-266">
        <draw:frame draw:id="id206" draw:style-name="a778" draw:name="Grafik 6" svg:x="3.18786in" svg:y="0in" svg:width="6.95761in" svg:height="7.5in" style:rel-width="scale" style:rel-height="scale">
          <draw:image xlink:href="media/image6.jpg" xlink:type="simple" xlink:show="embed" xlink:actuate="onLoad"/>
          <svg:title/>
          <svg:desc/>
        </draw:frame>
        <draw:custom-shape svg:x="5.75519in" svg:y="3.58121in" svg:width="0.75758in" svg:height="0.71717in" draw:id="id207" draw:style-name="a781" draw:name="Rechteck 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785" draw:name="Textfeld 11" svg:x="5.49107in" svg:y="2.64965in" svg:width="0.52823in" svg:height="0.50488in">
          <draw:text-box>
            <text:p text:style-name="a784" text:class-names="" text:cond-style-name=""><draw:frame draw:style-name="a782" text:anchor-type="as-char" svg:x="1174.03278in" svg:y="0in" svg:width="0.31979in" svg:height="0.3in" style:rel-width="scale" style:rel-height="scale"><draw:object xlink:href="Object 37/" xlink:type="simple" xlink:show="embed" xlink:actuate="onLoad"/></draw:frame><text:span text:style-name="a783" text:class-names=""/></text:p>
          </draw:text-box>
          <svg:title/>
          <svg:desc/>
        </draw:frame>
        <draw:frame draw:id="id209" draw:style-name="a789" draw:name="Textfeld 12" svg:x="6.58077in" svg:y="3.84642in" svg:width="0.53658in" svg:height="0.53679in">
          <draw:text-box>
            <text:p text:style-name="a788" text:class-names="" text:cond-style-name=""><draw:frame draw:style-name="a786" text:anchor-type="as-char" svg:x="1174.02868in" svg:y="0in" svg:width="0.32806in" svg:height="0.32375in" style:rel-width="scale" style:rel-height="scale"><draw:object xlink:href="Object 38/" xlink:type="simple" xlink:show="embed" xlink:actuate="onLoad"/></draw:frame><text:span text:style-name="a787" text:class-names=""/></text:p>
          </draw:text-box>
          <svg:title/>
          <svg:desc/>
        </draw:frame>
        <draw:frame draw:id="id210" draw:style-name="a792" draw:name="Textfeld 18" svg:x="5.75519in" svg:y="3.92969in" svg:width="0.82079in" svg:height="0.37025in">
          <draw:text-box>
            <text:p text:style-name="a791" text:class-names="" text:cond-style-name=""><text:span text:style-name="a790" text:class-names="">Sensor</text:span></text:p>
          </draw:text-box>
          <svg:title/>
          <svg:desc/>
        </draw:frame>
        <draw:custom-shape svg:x="4.52667in" svg:y="3.50102in" svg:width="3.10504in" svg:height="0.90949in" draw:id="id211" draw:style-name="a796" draw:name="Rechteck 16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20302in" svg:y1="2.78827in" svg:x2="6.04594in" svg:y2="3.76623in" draw:id="id212" draw:style-name="a799" draw:transform="translate(-6.62448in -3.27725in) rotate(-4.71239) translate(6.62448in 3.27725in)" draw:name="Verbinder: gewinkelt 38">
          <svg:title/>
          <svg:desc/>
        </draw:connector>
        <draw:frame draw:id="id213" draw:style-name="a802" draw:name="Textfeld 45" svg:x="1.56427in" svg:y="3.75in" svg:width="1.86372in" svg:height="0.40391in">
          <draw:text-box>
            <text:p text:style-name="a801" text:class-names="" text:cond-style-name=""><text:span text:style-name="a800" text:class-names="">Current Position</text:span></text:p>
          </draw:text-box>
          <svg:title/>
          <svg:desc/>
        </draw:frame>
        <draw:connector draw:type="line" svg:x1="3.42799in" svg:y1="3.95196in" draw:start-shape="id213" draw:start-glue-point="1" svg:x2="5.75519in" svg:y2="3.93979in" draw:end-shape="id207" draw:end-glue-point="3" draw:id="id214" draw:style-name="a803" draw:name="Gerader Verbinder 47">
          <svg:title/>
          <svg:desc/>
        </draw:connector>
        <draw:frame draw:id="id215" draw:style-name="a806" draw:name="Textfeld 48" svg:x="1.68463in" svg:y="3.34609in" svg:width="1.86372in" svg:height="0.40391in">
          <draw:text-box>
            <text:p text:style-name="a805" text:class-names="" text:cond-style-name=""><text:span text:style-name="a804" text:class-names="">Translation Area</text:span></text:p>
          </draw:text-box>
          <svg:title/>
          <svg:desc/>
        </draw:frame>
        <draw:connector draw:type="line" svg:x1="3.54835in" svg:y1="3.54805in" draw:start-shape="id215" draw:start-glue-point="1" svg:x2="4.52667in" svg:y2="3.54805in" draw:id="id216" draw:style-name="a807" draw:name="Gerader Verbinder 50">
          <svg:title/>
          <svg:desc/>
        </draw:connector>
        <draw:frame draw:id="id217" draw:style-name="a810" draw:name="Textfeld 51" svg:x="8.52083in" svg:y="5.19792in" svg:width="1.33668in" svg:height="0.70684in">
          <draw:text-box>
            <text:p text:style-name="a809" text:class-names="" text:cond-style-name=""><text:span text:style-name="a808" text:class-names="">Rotor</text:span></text:p>
          </draw:text-box>
          <svg:title/>
          <svg:desc/>
        </draw:frame>
        <draw:frame draw:id="id218" draw:style-name="a813" draw:name="Textfeld 52" svg:x="1.80539in" svg:y="4.99596in" svg:width="1.26172in" svg:height="0.40391in">
          <draw:text-box>
            <text:p text:style-name="a812" text:class-names="" text:cond-style-name=""><text:span text:style-name="a811" text:class-names="">Stator Coil</text:span></text:p>
          </draw:text-box>
          <svg:title/>
          <svg:desc/>
        </draw:frame>
        <draw:connector draw:type="line" svg:x1="3.06711in" svg:y1="5.19792in" draw:start-shape="id218" draw:start-glue-point="1" svg:x2="4.17708in" svg:y2="5.19792in" draw:id="id219" draw:style-name="a814" draw:name="Gerader Verbinder 54">
          <svg:title/>
          <svg:desc/>
        </draw:connector>
        <draw:frame draw:id="id220" draw:style-name="a817" draw:name="Textfeld 61" svg:x="4.6907in" svg:y="5.19805in" svg:width="0.70333in" svg:height="0.63952in">
          <draw:text-box>
            <text:p text:style-name="a816" text:class-names="" text:cond-style-name=""><text:span text:style-name="a815" text:class-names="">(1)</text:span></text:p>
          </draw:text-box>
          <svg:title/>
          <svg:desc/>
        </draw:frame>
        <draw:frame draw:id="id221" draw:style-name="a820" draw:name="Textfeld 62" svg:x="7.72375in" svg:y="1.27549in" svg:width="0.70333in" svg:height="0.63952in">
          <draw:text-box>
            <text:p text:style-name="a819" text:class-names="" text:cond-style-name=""><text:span text:style-name="a818" text:class-names="">(2)</text:span></text:p>
          </draw:text-box>
          <svg:title/>
          <svg:desc/>
        </draw:frame>
      </draw:page>
      <draw:page draw:name="Slide10" draw:style-name="a821" draw:master-page-name="Master1-Layout7-blank-Leer" presentation:presentation-page-layout-name="Master1-PPL7" draw:id="Slide-265">
        <draw:frame draw:id="id222" draw:style-name="a822" draw:name="Grafik 2" svg:x="0.04546in" svg:y="3.12437in" svg:width="4.42929in" svg:height="3.87563in" style:rel-width="scale" style:rel-height="scale">
          <draw:image xlink:href="media/image7.jpg" xlink:type="simple" xlink:show="embed" xlink:actuate="onLoad"/>
          <svg:title/>
          <svg:desc/>
        </draw:frame>
        <draw:frame draw:id="id223" draw:style-name="a823" draw:name="Grafik 4" svg:x="4.45202in" svg:y="-2.31708in" svg:width="4.42929in" svg:height="3.87563in" style:rel-width="scale" style:rel-height="scale">
          <draw:image xlink:href="media/image4.jpg" xlink:type="simple" xlink:show="embed" xlink:actuate="onLoad"/>
          <svg:title/>
          <svg:desc/>
        </draw:frame>
        <draw:frame draw:id="id224" draw:style-name="a824" draw:name="Grafik 5" svg:x="8.90404in" svg:y="3.12437in" svg:width="4.42929in" svg:height="3.87563in" style:rel-width="scale" style:rel-height="scale">
          <draw:image xlink:href="media/image8.jpg" xlink:type="simple" xlink:show="embed" xlink:actuate="onLoad"/>
          <svg:title/>
          <svg:desc/>
        </draw:frame>
        <draw:custom-shape svg:x="3.96378in" svg:y="7.18293in" svg:width="5.45122in" svg:height="0.81707in" draw:id="id225" draw:style-name="a827" draw:name="Pfeil: nach links und rechts 8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36665in" svg:y="-2.2805in" svg:width="4.42929in" svg:height="3.78184in" draw:id="id226" draw:style-name="a830" draw:name="Rechteck 9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7" draw:style-name="a833" draw:name="Textfeld 10" svg:x="5.72499in" svg:y="-2.72099in" svg:width="1.92816in" svg:height="0.40391in">
          <draw:text-box>
            <text:p text:style-name="a832" text:class-names="" text:cond-style-name=""><text:span text:style-name="a831" text:class-names="">Original Position</text:span></text:p>
          </draw:text-box>
          <svg:title/>
          <svg:desc/>
        </draw:frame>
        <draw:frame draw:id="id228" draw:style-name="a837" draw:name="Textfeld 11" svg:x="1.68054in" svg:y="7.38951in" svg:width="1.66401in" svg:height="0.40391in">
          <draw:text-box>
            <text:p text:style-name="a836" text:class-names="" text:cond-style-name=""><draw:frame draw:style-name="a834" text:anchor-type="as-char" svg:x="1173.51563in" svg:y="0in" svg:width="1.35417in" svg:height="0.3in" style:rel-width="scale" style:rel-height="scale"><draw:object xlink:href="Object 39/" xlink:type="simple" xlink:show="embed" xlink:actuate="onLoad"/></draw:frame><text:span text:style-name="a835" text:class-names="">!!</text:span></text:p>
          </draw:text-box>
          <svg:title/>
          <svg:desc/>
        </draw:frame>
        <draw:frame draw:id="id229" draw:style-name="a841" draw:name="Textfeld 12" svg:x="10.30538in" svg:y="7.40232in" svg:width="1.66401in" svg:height="0.40391in">
          <draw:text-box>
            <text:p text:style-name="a840" text:class-names="" text:cond-style-name=""><draw:frame draw:style-name="a838" text:anchor-type="as-char" svg:x="1173.51563in" svg:y="0in" svg:width="1.35417in" svg:height="0.3in" style:rel-width="scale" style:rel-height="scale"><draw:object xlink:href="Object 40/" xlink:type="simple" xlink:show="embed" xlink:actuate="onLoad"/></draw:frame><text:span text:style-name="a839" text:class-names="">!!</text:span></text:p>
          </draw:text-box>
          <svg:title/>
          <svg:desc/>
        </draw:frame>
        <draw:frame draw:id="id230" draw:style-name="a842" draw:name="Grafik 13" svg:x="4.45202in" svg:y="3.12942in" svg:width="4.42929in" svg:height="3.87563in" style:rel-width="scale" style:rel-height="scale">
          <draw:image xlink:href="media/image9.jpg" xlink:type="simple" xlink:show="embed" xlink:actuate="onLoad"/>
          <svg:title/>
          <svg:desc/>
        </draw:frame>
        <draw:custom-shape svg:x="6.35833in" svg:y="1.73999in" svg:width="0.66212in" svg:height="1.56731in" draw:id="id231" draw:style-name="a845" draw:name="Pfeil: nach unten 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66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32" draw:style-name="a849" draw:name="Textfeld 14" svg:x="4.66784in" svg:y="2.08217in" svg:width="1.47468in" svg:height="0.40391in">
          <draw:text-box>
            <text:p text:style-name="a848" text:class-names="" text:cond-style-name=""><draw:frame draw:style-name="a846" text:anchor-type="as-char" svg:x="1173.63715in" svg:y="0in" svg:width="1.11111in" svg:height="0.3in" style:rel-width="scale" style:rel-height="scale"><draw:object xlink:href="Object 41/" xlink:type="simple" xlink:show="embed" xlink:actuate="onLoad"/></draw:frame><text:span text:style-name="a847" text:class-names="">!!</text:span></text:p>
          </draw:text-box>
          <svg:title/>
          <svg:desc/>
        </draw:frame>
      </draw:page>
      <draw:page draw:name="Slide9" draw:style-name="a850" draw:master-page-name="Master1-Layout7-blank-Leer" presentation:presentation-page-layout-name="Master1-PPL7" draw:id="Slide-264">
        <draw:frame draw:id="id233" draw:style-name="a851" draw:name="Grafik 2" svg:x="0.04546in" svg:y="3.12437in" svg:width="4.42929in" svg:height="3.87563in" style:rel-width="scale" style:rel-height="scale">
          <draw:image xlink:href="media/image10.jpg" xlink:type="simple" xlink:show="embed" xlink:actuate="onLoad"/>
          <svg:title/>
          <svg:desc/>
        </draw:frame>
        <draw:frame draw:id="id234" draw:style-name="a852" draw:name="Grafik 4" svg:x="4.45202in" svg:y="-2.31708in" svg:width="4.42929in" svg:height="3.87563in" style:rel-width="scale" style:rel-height="scale">
          <draw:image xlink:href="media/image4.jpg" xlink:type="simple" xlink:show="embed" xlink:actuate="onLoad"/>
          <svg:title/>
          <svg:desc/>
        </draw:frame>
        <draw:frame draw:id="id235" draw:style-name="a853" draw:name="Grafik 5" svg:x="8.90404in" svg:y="3.12437in" svg:width="4.42929in" svg:height="3.87563in" style:rel-width="scale" style:rel-height="scale">
          <draw:image xlink:href="media/image11.jpg" xlink:type="simple" xlink:show="embed" xlink:actuate="onLoad"/>
          <svg:title/>
          <svg:desc/>
        </draw:frame>
        <draw:custom-shape svg:x="3.96378in" svg:y="7.18293in" svg:width="5.45122in" svg:height="0.81707in" draw:id="id236" draw:style-name="a856" draw:name="Pfeil: nach links und rechts 8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36665in" svg:y="-2.2805in" svg:width="4.42929in" svg:height="3.78184in" draw:id="id237" draw:style-name="a859" draw:name="Rechteck 9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style-name="a862" draw:name="Textfeld 10" svg:x="5.72499in" svg:y="-2.72099in" svg:width="1.92816in" svg:height="0.40391in">
          <draw:text-box>
            <text:p text:style-name="a861" text:class-names="" text:cond-style-name=""><text:span text:style-name="a860" text:class-names="">Original Position</text:span></text:p>
          </draw:text-box>
          <svg:title/>
          <svg:desc/>
        </draw:frame>
        <draw:frame draw:id="id239" draw:style-name="a866" draw:name="Textfeld 11" svg:x="1.68054in" svg:y="7.38951in" svg:width="1.41858in" svg:height="0.40391in">
          <draw:text-box>
            <text:p text:style-name="a865" text:class-names="" text:cond-style-name=""><draw:frame draw:style-name="a863" text:anchor-type="as-char" svg:x="1173.63715in" svg:y="0in" svg:width="1.11111in" svg:height="0.3in" style:rel-width="scale" style:rel-height="scale"><draw:object xlink:href="Object 42/" xlink:type="simple" xlink:show="embed" xlink:actuate="onLoad"/></draw:frame><text:span text:style-name="a864" text:class-names="">!!</text:span></text:p>
          </draw:text-box>
          <svg:title/>
          <svg:desc/>
        </draw:frame>
        <draw:frame draw:id="id240" draw:style-name="a870" draw:name="Textfeld 12" svg:x="10.30538in" svg:y="7.40232in" svg:width="1.41858in" svg:height="0.40391in">
          <draw:text-box>
            <text:p text:style-name="a869" text:class-names="" text:cond-style-name=""><draw:frame draw:style-name="a867" text:anchor-type="as-char" svg:x="1173.63715in" svg:y="0in" svg:width="1.11111in" svg:height="0.3in" style:rel-width="scale" style:rel-height="scale"><draw:object xlink:href="Object 43/" xlink:type="simple" xlink:show="embed" xlink:actuate="onLoad"/></draw:frame><text:span text:style-name="a868" text:class-names="">!!</text:span></text:p>
          </draw:text-box>
          <svg:title/>
          <svg:desc/>
        </draw:frame>
        <draw:frame draw:id="id241" draw:style-name="a871" draw:name="Grafik 13" svg:x="4.45202in" svg:y="3.12942in" svg:width="4.42929in" svg:height="3.87563in" style:rel-width="scale" style:rel-height="scale">
          <draw:image xlink:href="media/image12.jpg" xlink:type="simple" xlink:show="embed" xlink:actuate="onLoad"/>
          <svg:title/>
          <svg:desc/>
        </draw:frame>
        <draw:custom-shape svg:x="6.35833in" svg:y="1.73999in" svg:width="0.66212in" svg:height="1.56731in" draw:id="id242" draw:style-name="a874" draw:name="Pfeil: nach unten 3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66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3" draw:style-name="a878" draw:name="Textfeld 14" svg:x="4.66784in" svg:y="2.08217in" svg:width="1.47468in" svg:height="0.40391in">
          <draw:text-box>
            <text:p text:style-name="a877" text:class-names="" text:cond-style-name=""><draw:frame draw:style-name="a875" text:anchor-type="as-char" svg:x="1173.63715in" svg:y="0in" svg:width="1.11111in" svg:height="0.3in" style:rel-width="scale" style:rel-height="scale"><draw:object xlink:href="Object 44/" xlink:type="simple" xlink:show="embed" xlink:actuate="onLoad"/></draw:frame><text:span text:style-name="a876" text:class-names="">!!</text:span></text:p>
          </draw:text-box>
          <svg:title/>
          <svg:desc/>
        </draw:frame>
      </draw:page>
      <draw:page draw:name="Slide12" draw:style-name="a879" draw:master-page-name="Master1-Layout7-blank-Leer" presentation:presentation-page-layout-name="Master1-PPL7" draw:id="Slide-267">
        <draw:frame draw:id="id244" draw:style-name="a880" draw:name="Grafik 1" svg:x="5.54357in" svg:y="0.8642in" svg:width="5.29593in" svg:height="5.96296in" style:rel-width="scale" style:rel-height="scale">
          <draw:image xlink:href="media/image6.jpg" xlink:type="simple" xlink:show="embed" xlink:actuate="onLoad"/>
          <svg:title/>
          <svg:desc/>
        </draw:frame>
        <draw:custom-shape svg:x="7.52137in" svg:y="4.7429in" svg:width="1.19431in" svg:height="1.04505in" draw:id="id245" draw:style-name="a883" draw:name="Rechteck 3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887" draw:name="Textfeld 11" svg:x="8.55642in" svg:y="3.59324in" svg:width="0.52823in" svg:height="0.50488in">
          <draw:text-box>
            <text:p text:style-name="a886" text:class-names="" text:cond-style-name=""><draw:frame draw:style-name="a884" text:anchor-type="as-char" svg:x="1174.03278in" svg:y="0in" svg:width="0.31979in" svg:height="0.3in" style:rel-width="scale" style:rel-height="scale"><draw:object xlink:href="Object 45/" xlink:type="simple" xlink:show="embed" xlink:actuate="onLoad"/></draw:frame><text:span text:style-name="a885" text:class-names=""/></text:p>
          </draw:text-box>
          <svg:title/>
          <svg:desc/>
        </draw:frame>
        <draw:frame draw:id="id247" draw:style-name="a890" draw:name="Textfeld 18" svg:x="7.69309in" svg:y="5.06347in" svg:width="1.29396in" svg:height="0.40391in">
          <draw:text-box>
            <text:p text:style-name="a889" text:class-names="" text:cond-style-name=""><text:span text:style-name="a888" text:class-names="">Sensor</text:span></text:p>
          </draw:text-box>
          <svg:title/>
          <svg:desc/>
        </draw:frame>
        <draw:connector draw:type="line" svg:x1="5.66667in" svg:y1="0.53535in" svg:x2="8.97631in" svg:y2="2.40673in" draw:id="id248" draw:style-name="a892" draw:name="Gerader Verbinder 25">
          <svg:title/>
          <svg:desc/>
        </draw:connector>
        <draw:custom-shape svg:x="8.02674in" svg:y="3.52525in" svg:width="0.32959in" svg:height="1.53822in" draw:id="id249" draw:style-name="a895" draw:name="Pfeil: nach oben 2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?f11 ?f9 L ?f11 ?f12 ?f8 ?f12 ?f10 ?f8 ?f9 ?f12 ?f15 ?f12 ?f15 ?f9 Z N" draw:text-areas="?f11 ?f20 ?f15 ?f22" draw:glue-points="?f21 ?f12 ?f22 ?f12" draw:glue-point-leaving-directions="-270, -90" draw:modifiers="231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?f12 * ?f11"/>
            <draw:equation draw:name="f17" draw:formula="21600 * ?f14"/>
            <draw:equation draw:name="f18" draw:formula="0 * ?f14"/>
            <draw:equation draw:name="f19" draw:formula="?f16 / 10800"/>
            <draw:equation draw:name="f20" draw:formula="?f12 - ?f19"/>
            <draw:equation draw:name="f21" draw:formula="?f18 / ?f14"/>
            <draw:equation draw:name="f22" draw:formula="?f17 / ?f14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7.40677in" svg:y="2.42843in" svg:width="1.56954in" svg:height="1.0101in" draw:id="id250" draw:style-name="a899" draw:name="Rechteck 32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0677in" svg:y1="3.41683in" svg:x2="0.37599in" svg:y2="3.93939in" draw:id="id251" draw:style-name="a901" draw:name="Gerader Verbinder 23">
          <svg:title/>
          <svg:desc/>
        </draw:connector>
        <draw:custom-shape svg:x="0.29293in" svg:y="0.53535in" svg:width="5.37374in" svg:height="3.40404in" draw:id="id252" draw:style-name="a904" draw:name="Rechteck 20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3" draw:style-name="a905" draw:name="Grafik 19" svg:x="0.51987in" svg:y="0.65716in" svg:width="5.08525in" svg:height="3.14341in" style:rel-width="scale" style:rel-height="scale">
          <draw:image xlink:href="media/image13.jpg" xlink:type="simple" xlink:show="embed" xlink:actuate="onLoad"/>
          <svg:title/>
          <svg:desc>Ein Bild, das Text, Karte enthält.

Automatisch generierte Beschreibung</svg:desc>
        </draw:frame>
        <draw:frame draw:id="id254" draw:style-name="a908" draw:name="Textfeld 43" svg:x="6.67977in" svg:y="5.06347in" svg:width="0.70333in" svg:height="0.63952in">
          <draw:text-box>
            <text:p text:style-name="a907" text:class-names="" text:cond-style-name=""><text:span text:style-name="a906" text:class-names="">(1)</text:span></text:p>
          </draw:text-box>
          <svg:title/>
          <svg:desc/>
        </draw:frame>
        <draw:frame draw:id="id255" draw:style-name="a911" draw:name="Textfeld 44" svg:x="9.92549in" svg:y="1.25865in" svg:width="0.70333in" svg:height="0.63952in">
          <draw:text-box>
            <text:p text:style-name="a910" text:class-names="" text:cond-style-name=""><text:span text:style-name="a909" text:class-names="">(2)</text:span></text:p>
          </draw:text-box>
          <svg:title/>
          <svg:desc/>
        </draw:frame>
      </draw:page>
      <draw:page draw:name="Slide13" draw:style-name="a912" draw:master-page-name="Master1-Layout7-blank-Leer" presentation:presentation-page-layout-name="Master1-PPL7" draw:id="Slide-268">
        <draw:custom-shape svg:width="1.58967in" svg:height="0.42754in" draw:id="id256" draw:style-name="a915" draw:transform="translate(-0.79483in -0.21377in) rotate(-1.5708) translate(2.51812in 2.2548in)" draw:name="Pfeil: nach rechts 1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69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57" draw:style-name="a921" draw:name="Textfeld 2" svg:x="1.86018in" svg:y="2.19845in" svg:width="0.44801in" svg:height="0.60586in">
          <draw:text-box>
            <text:p text:style-name="a918" text:class-names="" text:cond-style-name=""><draw:frame draw:style-name="a916" text:anchor-type="as-char" svg:x="1174.0059in" svg:y="0in" svg:width="0.37354in" svg:height="0.3in" style:rel-width="scale" style:rel-height="scale"><draw:object xlink:href="Object 46/" xlink:type="simple" xlink:show="embed" xlink:actuate="onLoad"/></draw:frame><text:span text:style-name="a917" text:class-names=""/></text:p>
            <text:p text:style-name="a920" text:class-names="" text:cond-style-name=""><text:span text:style-name="a919" text:class-names=""/></text:p>
          </draw:text-box>
          <svg:title/>
          <svg:desc/>
        </draw:frame>
        <draw:custom-shape svg:x="1.7029in" svg:y="3.16485in" svg:width="1.63044in" svg:height="1.17029in" draw:id="id258" draw:style-name="a924" draw:name="Rechteck: abgerundete Ecken 4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9" draw:style-name="a929" draw:name="Textfeld 6" svg:x="1.84154in" svg:y="3.39658in" svg:width="1.35316in" svg:height="0.70684in">
          <draw:text-box>
            <text:p text:style-name="a926" text:class-names="" text:cond-style-name=""><text:span text:style-name="a925" text:class-names="">Rotation</text:span></text:p>
            <text:p text:style-name="a928" text:class-names="" text:cond-style-name=""><text:span text:style-name="a927" text:class-names=""><text:s text:c="1"/>Simulation</text:span></text:p>
          </draw:text-box>
          <svg:title/>
          <svg:desc/>
        </draw:frame>
        <draw:custom-shape svg:x="3.42029in" svg:y="3.53623in" svg:width="0.94927in" svg:height="0.42754in" draw:id="id260" draw:style-name="a932" draw:name="Pfeil: nach rechts 8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61" draw:style-name="a936" draw:name="Textfeld 9" svg:x="4.45652in" svg:y="2.87119in" svg:width="0.84336in" svg:height="1.75762in">
          <draw:text-box>
            <text:p text:style-name="a935" text:class-names="" text:cond-style-name=""><draw:frame draw:style-name="a933" text:anchor-type="as-char" svg:x="1173.84438in" svg:y="0in" svg:width="0.69667in" svg:height="1.42424in" style:rel-width="scale" style:rel-height="scale"><draw:object xlink:href="Object 47/" xlink:type="simple" xlink:show="embed" xlink:actuate="onLoad"/></draw:frame><text:span text:style-name="a934" text:class-names=""/></text:p>
          </draw:text-box>
          <svg:title/>
          <svg:desc/>
        </draw:frame>
        <draw:custom-shape svg:x="6.80435in" svg:y="1.62319in" svg:width="1.63044in" svg:height="1.07428in" draw:id="id262" draw:style-name="a939" draw:name="Rechteck: abgerundete Ecken 13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29988in" svg:y1="3.75in" draw:start-shape="id261" draw:start-glue-point="1" svg:x2="6.80435in" svg:y2="2.16033in" draw:end-shape="id262" draw:end-glue-point="3" draw:id="id263" draw:style-name="a941" draw:name="Gerade Verbindung mit Pfeil 17">
          <svg:title/>
          <svg:desc/>
        </draw:connector>
        <draw:connector draw:type="line" svg:x1="5.29989in" svg:y1="3.75in" draw:start-shape="id261" draw:start-glue-point="1" svg:x2="6.80435in" svg:y2="5.38768in" draw:id="id264" draw:style-name="a943" draw:name="Gerade Verbindung mit Pfeil 18">
          <svg:title/>
          <svg:desc/>
        </draw:connector>
        <draw:frame draw:id="id265" draw:style-name="a947" draw:name="Textfeld 26" svg:x="7.12499in" svg:y="1.95837in" svg:width="1.09027in" svg:height="0.40391in">
          <draw:text-box>
            <text:p text:style-name="a946" text:class-names="" text:cond-style-name=""><draw:frame draw:style-name="a944" text:anchor-type="as-char" svg:x="1173.74674in" svg:y="0in" svg:width="0.89187in" svg:height="0.3in" style:rel-width="scale" style:rel-height="scale"><draw:object xlink:href="Object 48/" xlink:type="simple" xlink:show="embed" xlink:actuate="onLoad"/></draw:frame><text:span text:style-name="a945" text:class-names=""/></text:p>
          </draw:text-box>
          <svg:title/>
          <svg:desc/>
        </draw:frame>
        <draw:custom-shape svg:x="6.80435in" svg:y="4.80254in" svg:width="1.63044in" svg:height="1.07428in" draw:id="id266" draw:style-name="a950" draw:name="Rechteck: abgerundete Ecken 29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67" draw:style-name="a954" draw:name="Textfeld 31" svg:x="7.12499in" svg:y="5.13772in" svg:width="1.1972in" svg:height="0.40391in">
          <draw:text-box>
            <text:p text:style-name="a953" text:class-names="" text:cond-style-name=""><draw:frame draw:style-name="a951" text:anchor-type="as-char" svg:x="1173.69382in" svg:y="0in" svg:width="0.99778in" svg:height="0.3in" style:rel-width="scale" style:rel-height="scale"><draw:object xlink:href="Object 49/" xlink:type="simple" xlink:show="embed" xlink:actuate="onLoad"/></draw:frame><text:span text:style-name="a952" text:class-names=""/></text:p>
          </draw:text-box>
          <svg:title/>
          <svg:desc/>
        </draw:frame>
        <draw:connector draw:type="line" svg:x1="8.43478in" svg:y1="5.33967in" svg:x2="9.44927in" svg:y2="5.33967in" draw:id="id268" draw:style-name="a956" draw:name="Gerade Verbindung mit Pfeil 32">
          <svg:title/>
          <svg:desc/>
        </draw:connector>
        <draw:frame draw:id="id269" draw:style-name="a960" draw:name="Textfeld 37" svg:x="9.63044in" svg:y="4.50886in" svg:width="0.84315in" svg:height="1.75762in">
          <draw:text-box>
            <text:p text:style-name="a959" text:class-names="" text:cond-style-name=""><draw:frame draw:style-name="a957" text:anchor-type="as-char" svg:x="1173.84375in" svg:y="0in" svg:width="0.69792in" svg:height="1.42424in" style:rel-width="scale" style:rel-height="scale"><draw:object xlink:href="Object 50/" xlink:type="simple" xlink:show="embed" xlink:actuate="onLoad"/></draw:frame><text:span text:style-name="a958" text:class-names=""/></text:p>
          </draw:text-box>
          <svg:title/>
          <svg:desc/>
        </draw:frame>
        <draw:frame draw:id="id270" draw:style-name="a964" draw:name="Textfeld 39" svg:x="9.63044in" svg:y="1.28151in" svg:width="0.85774in" svg:height="1.75762in">
          <draw:text-box>
            <text:p text:style-name="a963" text:class-names="" text:cond-style-name=""><draw:frame draw:style-name="a961" text:anchor-type="as-char" svg:x="1173.83819in" svg:y="0in" svg:width="0.70896in" svg:height="1.42424in" style:rel-width="scale" style:rel-height="scale"><draw:object xlink:href="Object 51/" xlink:type="simple" xlink:show="embed" xlink:actuate="onLoad"/></draw:frame><text:span text:style-name="a962" text:class-names=""/></text:p>
          </draw:text-box>
          <svg:title/>
          <svg:desc/>
        </draw:frame>
        <draw:connector draw:type="line" svg:x1="8.43478in" svg:y1="2.16033in" draw:start-shape="id262" draw:start-glue-point="1" svg:x2="9.5in" svg:y2="2.16033in" draw:id="id271" draw:style-name="a966" draw:name="Gerade Verbindung mit Pfeil 40">
          <svg:title/>
          <svg:desc/>
        </draw:connector>
        <draw:connector draw:type="line" svg:x1="10.47359in" svg:y1="5.38767in" draw:start-shape="id269" draw:start-glue-point="1" svg:x2="12.00725in" svg:y2="3.78853in" draw:end-shape="id272" draw:end-glue-point="3" draw:id="id273" draw:style-name="a968" draw:name="Gerade Verbindung mit Pfeil 44">
          <svg:title/>
          <svg:desc/>
        </draw:connector>
        <draw:frame draw:id="id272" draw:style-name="a972" draw:name="Textfeld 49" svg:x="12.00725in" svg:y="2.87119in" svg:width="1.41325in" svg:height="1.83469in">
          <draw:text-box>
            <text:p text:style-name="a971" text:class-names="" text:cond-style-name=""><draw:frame draw:style-name="a969" text:anchor-type="as-char" svg:x="1173.61194in" svg:y="0in" svg:width="1.16146in" svg:height="1.47903in" style:rel-width="scale" style:rel-height="scale"><draw:object xlink:href="Object 52/" xlink:type="simple" xlink:show="embed" xlink:actuate="onLoad"/></draw:frame><text:span text:style-name="a970" text:class-names=""/></text:p>
          </draw:text-box>
          <svg:title/>
          <svg:desc/>
        </draw:frame>
        <draw:connector draw:type="line" svg:x1="10.48818in" svg:y1="2.16032in" draw:start-shape="id270" draw:start-glue-point="1" svg:x2="12.00725in" svg:y2="3.78853in" draw:end-shape="id272" draw:end-glue-point="3" draw:id="id274" draw:style-name="a974" draw:name="Gerade Verbindung mit Pfeil 52">
          <svg:title/>
          <svg:desc/>
        </draw:connector>
        <draw:frame draw:id="id275" draw:style-name="a978" draw:name="Textfeld 72" svg:x="2.60204in" svg:y="2.14939in" svg:width="0.75304in" svg:height="0.42578in">
          <draw:text-box>
            <text:p text:style-name="a977" text:class-names="" text:cond-style-name=""><draw:frame draw:style-name="a975" text:anchor-type="as-char" svg:x="1173.75222in" svg:y="0in" svg:width="0.8809in" svg:height="0.32167in" style:rel-width="scale" style:rel-height="scale"><draw:object xlink:href="Object 53/" xlink:type="simple" xlink:show="embed" xlink:actuate="onLoad"/></draw:frame><text:span text:style-name="a976" text:class-names=""/></text:p>
          </draw:text-box>
          <svg:title/>
          <svg:desc/>
        </draw:frame>
      </draw:page>
      <draw:page draw:name="Slide14" draw:style-name="a979" draw:master-page-name="Master1-Layout7-blank-Leer" presentation:presentation-page-layout-name="Master1-PPL7" draw:id="Slide-269">
        <draw:frame draw:id="id276" draw:style-name="a980" draw:name="Grafik 2" svg:x="0in" svg:y="0.36428in" svg:width="13.33333in" svg:height="6.75694in" style:rel-width="scale" style:rel-height="scale">
          <draw:image xlink:href="media/image14.jpg" xlink:type="simple" xlink:show="embed" xlink:actuate="onLoad"/>
          <svg:title/>
          <svg:desc>Ein Bild, das sitzend, Wasser, groß, Zeichnung enthält.

Automatisch generierte Beschreibu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61" svg:viewBox="0 0 20 30" svg:d="m10 0-10 30h20z"/>
    <draw:marker draw:name="a797" svg:viewBox="0 0 20 30" svg:d="m10 0-10 30h20z"/>
    <draw:marker draw:name="a798" svg:viewBox="0 0 20 30" svg:d="m10 0-10 30h20z"/>
    <draw:marker draw:name="a973" svg:viewBox="0 0 20 30" svg:d="m10 0-10 30h20z"/>
    <draw:marker draw:name="a567" svg:viewBox="0 0 20 30" svg:d="m10 0-10 30h20z"/>
    <draw:marker draw:name="a569" svg:viewBox="0 0 20 30" svg:d="m10 0-10 30h20z"/>
    <draw:marker draw:name="a675" svg:viewBox="0 0 20 30" svg:d="m10 0-10 30h20z"/>
    <draw:marker draw:name="a639" svg:viewBox="0 0 20 30" svg:d="m10 0-10 30h20z"/>
    <draw:marker draw:name="a676" svg:viewBox="0 0 20 30" svg:d="m10 0-10 30h20z"/>
    <draw:marker draw:name="a590" svg:viewBox="0 0 20 30" svg:d="m10 0-10 30h20z"/>
    <draw:marker draw:name="a488" svg:viewBox="0 0 20 30" svg:d="m10 0-10 30h20z"/>
    <draw:marker draw:name="a432" svg:viewBox="0 0 20 30" svg:d="m10 0-10 30h20z"/>
    <draw:marker draw:name="a965" svg:viewBox="0 0 20 30" svg:d="m10 0-10 30h20z"/>
    <draw:marker draw:name="a559" svg:viewBox="0 0 20 30" svg:d="m10 0-10 30h20z"/>
    <draw:marker draw:name="a967" svg:viewBox="0 0 20 30" svg:d="m10 0-10 30h20z"/>
    <draw:marker draw:name="a598" svg:viewBox="0 0 20 30" svg:d="m10 0-10 30h20z"/>
    <draw:marker draw:name="a437" svg:viewBox="0 0 20 30" svg:d="m10 0-10 30h20z"/>
    <draw:marker draw:name="a581" svg:viewBox="0 0 20 30" svg:d="m10 0-10 30h20z"/>
    <draw:marker draw:name="a582" svg:viewBox="0 0 20 30" svg:d="m10 0-10 30h20z"/>
    <draw:marker draw:name="a585" svg:viewBox="0 0 20 30" svg:d="m10 0-10 30h20z"/>
    <draw:marker draw:name="a955" svg:viewBox="0 0 20 30" svg:d="m10 0-10 30h20z"/>
    <draw:marker draw:name="a586" svg:viewBox="0 0 20 30" svg:d="m10 0-10 30h20z"/>
    <draw:marker draw:name="a530" svg:viewBox="0 0 20 30" svg:d="m10 0-10 30h20z"/>
    <draw:marker draw:name="a589" svg:viewBox="0 0 20 30" svg:d="m10 0-10 30h20z"/>
    <draw:marker draw:name="a695" svg:viewBox="0 0 20 30" svg:d="m10 0-10 30h20z"/>
    <draw:marker draw:name="a533" svg:viewBox="0 0 20 30" svg:d="m10 0-10 30h20z"/>
    <draw:marker draw:name="a940" svg:viewBox="0 0 20 30" svg:d="m10 0-10 30h20z"/>
    <draw:marker draw:name="a640" svg:viewBox="0 0 20 30" svg:d="m10 0-10 30h20z"/>
    <draw:marker draw:name="a942" svg:viewBox="0 0 20 30" svg:d="m10 0-10 30h20z"/>
    <draw:marker draw:name="a714" svg:viewBox="0 0 20 30" svg:d="m10 0-10 30h20z"/>
    <draw:marker draw:name="a646" svg:viewBox="0 0 20 30" svg:d="m10 0-10 30h20z"/>
    <draw:marker draw:name="a715" svg:viewBox="0 0 20 30" svg:d="m10 0-10 30h20z"/>
    <draw:stroke-dash draw:name="a518" draw:style="rect" draw:dots1="1" draw:dots1-length="0.04167in" draw:distance="0.04167in"/>
    <draw:stroke-dash draw:name="a596" draw:style="rect" draw:dots1="1" draw:dots1-length="0.02083in" draw:distance="0.02083in"/>
    <draw:stroke-dash draw:name="a717" draw:style="rect" draw:dots1="1" draw:dots1-length="0.02083in" draw:distance="0.02083in"/>
    <draw:stroke-dash draw:name="a795" draw:style="rect" draw:dots1="1" draw:dots1-length="0.04167in" draw:distance="0.04167in"/>
    <draw:stroke-dash draw:name="a600" draw:style="rect" draw:dots1="1" draw:dots1-length="0.05556in" draw:distance="0.05556in"/>
    <draw:stroke-dash draw:name="a719" draw:style="rect" draw:dots1="1" draw:dots1-length="0.02083in" draw:distance="0.02083in"/>
    <draw:stroke-dash draw:name="a737" draw:style="rect" draw:dots1="1" draw:dots1-length="0.04167in" draw:distance="0.04167in"/>
    <draw:stroke-dash draw:name="a744" draw:style="rect" draw:dots1="1" draw:dots1-length="0.04167in" draw:distance="0.04167in"/>
    <draw:stroke-dash draw:name="a754" draw:style="rect" draw:dots1="1" draw:dots1-length="0.04167in" draw:distance="0.04167in"/>
    <draw:stroke-dash draw:name="a891" draw:style="rect" draw:dots1="1" draw:dots1-length="0.0625in" draw:distance="0.0625in"/>
    <draw:stroke-dash draw:name="a565" draw:style="rect" draw:dots1="1" draw:dots1-length="0.04167in" draw:distance="0.04167in"/>
    <draw:stroke-dash draw:name="a701" draw:style="rect" draw:dots1="1" draw:dots1-length="0.05556in" draw:distance="0.05556in"/>
    <draw:stroke-dash draw:name="a642" draw:style="rect" draw:dots1="1" draw:dots1-length="0.02083in" draw:distance="0.02083in"/>
    <draw:stroke-dash draw:name="a898" draw:style="rect" draw:dots1="1" draw:dots1-length="0.04167in" draw:distance="0.04167in"/>
    <draw:stroke-dash draw:name="a451" draw:style="rect" draw:dots1="1" draw:dots1-length="0.02083in" draw:distance="0.02083in"/>
    <draw:stroke-dash draw:name="a900" draw:style="rect" draw:dots1="1" draw:dots1-length="0.0625in" draw:distance="0.0625in"/>
    <draw:stroke-dash draw:name="a644" draw:style="rect" draw:dots1="1" draw:dots1-length="0.02083in" draw:distance="0.02083in"/>
    <draw:stroke-dash draw:name="a584" draw:style="rect" draw:dots1="1" draw:dots1-length="0.0625in" draw:distance="0.0625in"/>
    <draw:stroke-dash draw:name="a648" draw:style="rect" draw:dots1="1" draw:dots1-length="0.05556in" draw:distance="0.05556in"/>
    <draw:stroke-dash draw:name="a594" draw:style="rect" draw:dots1="1" draw:dots1-length="0.02083in" draw:distance="0.02083in"/>
    <draw:stroke-dash draw:name="a588" draw:style="rect" draw:dots1="1" draw:dots1-length="0.0625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.08.2020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6.08.2020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.08.2020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6.08.2020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6.08.2020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.08.2020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6.08.2020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6.08.2020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6.08.2020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.08.2020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6.08.2020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6.08.2020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ulien Aziz</meta:initial-creator>
    <dc:creator>Julien Aziz</dc:creator>
    <meta:creation-date>2020-08-02T09:05:47Z</meta:creation-date>
    <dc:date>2020-08-16T07:19:43Z</dc:date>
    <meta:editing-cycles>41</meta:editing-cycles>
    <meta:editing-duration>PT0S</meta:editing-duration>
    <meta:document-statistic meta:paragraph-count="113" meta:word-count="183"/>
  </office:meta>
</office:document-meta>
</file>

<file path=Object 1/content.xml><?xml version="1.0" encoding="utf-8"?>
<mml:math xmlns:mml="http://www.w3.org/1998/Math/MathML" display="block">
  <mml:msub>
    <mml:mi>B</mml:mi>
    <mml:mrow>
      <mml:mi>k</mml:mi>
      <mml:mo>−</mml:mo>
      <mml:mn>1</mml:mn>
    </mml:mrow>
  </mml:msub>
</mml:math>
</file>

<file path=Object 10/content.xml><?xml version="1.0" encoding="utf-8"?>
<mml:math xmlns:mml="http://www.w3.org/1998/Math/MathML" display="block">
  <mml:mi>f</mml:mi>
  <mml:mo fence="false">(</mml:mo>
  <mml:mi>𝜃</mml:mi>
  <mml:mo>,</mml:mo>
  <mml:mi>𝜔</mml:mi>
  <mml:mo fence="false">)</mml:mo>
</mml:math>
</file>

<file path=Object 11/content.xml><?xml version="1.0" encoding="utf-8"?>
<mml:math xmlns:mml="http://www.w3.org/1998/Math/MathML" display="block">
  <mml:msub>
    <mml:mi>𝜽</mml:mi>
    <mml:mi>𝒌</mml:mi>
  </mml:msub>
</mml:math>
</file>

<file path=Object 12/content.xml><?xml version="1.0" encoding="utf-8"?>
<mml:math xmlns:mml="http://www.w3.org/1998/Math/MathML" display="block">
  <mml:msub>
    <mml:mi>𝝎</mml:mi>
    <mml:mi>𝒌</mml:mi>
  </mml:msub>
</mml:math>
</file>

<file path=Object 13/content.xml><?xml version="1.0" encoding="utf-8"?>
<mml:math xmlns:mml="http://www.w3.org/1998/Math/MathML" display="block">
  <mml:msub>
    <mml:mi>𝜃</mml:mi>
    <mml:mi>k</mml:mi>
  </mml:msub>
</mml:math>
</file>

<file path=Object 14/content.xml><?xml version="1.0" encoding="utf-8"?>
<mml:math xmlns:mml="http://www.w3.org/1998/Math/MathML" display="block">
  <mml:msub>
    <mml:mi>𝜔</mml:mi>
    <mml:mi>k</mml:mi>
  </mml:msub>
</mml:math>
</file>

<file path=Object 15/content.xml><?xml version="1.0" encoding="utf-8"?>
<mml:math xmlns:mml="http://www.w3.org/1998/Math/MathML" display="block">
  <mml:msub>
    <mml:mi>u</mml:mi>
    <mml:mi>k</mml:mi>
  </mml:msub>
</mml:math>
</file>

<file path=Object 16/content.xml><?xml version="1.0" encoding="utf-8"?>
<mml:math xmlns:mml="http://www.w3.org/1998/Math/MathML" display="block">
  <mml:mi>u</mml:mi>
</mml:math>
</file>

<file path=Object 17/content.xml><?xml version="1.0" encoding="utf-8"?>
<mml:math xmlns:mml="http://www.w3.org/1998/Math/MathML" display="block">
  <mml:mi>𝜃</mml:mi>
</mml:math>
</file>

<file path=Object 18/content.xml><?xml version="1.0" encoding="utf-8"?>
<mml:math xmlns:mml="http://www.w3.org/1998/Math/MathML" display="block">
  <mml:mi>𝜔</mml:mi>
</mml:math>
</file>

<file path=Object 19/content.xml><?xml version="1.0" encoding="utf-8"?>
<mml:math xmlns:mml="http://www.w3.org/1998/Math/MathML" display="block">
  <mml:msub>
    <mml:mi>b</mml:mi>
    <mml:mi>x</mml:mi>
  </mml:msub>
</mml:math>
</file>

<file path=Object 2/content.xml><?xml version="1.0" encoding="utf-8"?>
<mml:math xmlns:mml="http://www.w3.org/1998/Math/MathML" display="block">
  <mml:msub>
    <mml:mi>A</mml:mi>
    <mml:mrow>
      <mml:mi>k</mml:mi>
      <mml:mo>−</mml:mo>
      <mml:mn>1</mml:mn>
    </mml:mrow>
  </mml:msub>
</mml:math>
</file>

<file path=Object 20/content.xml><?xml version="1.0" encoding="utf-8"?>
<mml:math xmlns:mml="http://www.w3.org/1998/Math/MathML" display="block">
  <mml:msub>
    <mml:mi>b</mml:mi>
    <mml:mi>y</mml:mi>
  </mml:msub>
</mml:math>
</file>

<file path=Object 21/content.xml><?xml version="1.0" encoding="utf-8"?>
<mml:math xmlns:mml="http://www.w3.org/1998/Math/MathML" display="block">
  <mml:msub>
    <mml:mi>𝜃</mml:mi>
    <mml:mi>s</mml:mi>
  </mml:msub>
</mml:math>
</file>

<file path=Object 22/content.xml><?xml version="1.0" encoding="utf-8"?>
<mml:math xmlns:mml="http://www.w3.org/1998/Math/MathML" display="block">
  <mml:msub>
    <mml:mi>r</mml:mi>
    <mml:mi>s</mml:mi>
  </mml:msub>
</mml:math>
</file>

<file path=Object 23/content.xml><?xml version="1.0" encoding="utf-8"?>
<mml:math xmlns:mml="http://www.w3.org/1998/Math/MathML" display="block">
  <mml:msub>
    <mml:mi>x</mml:mi>
    <mml:mi>s</mml:mi>
  </mml:msub>
</mml:math>
</file>

<file path=Object 24/content.xml><?xml version="1.0" encoding="utf-8"?>
<mml:math xmlns:mml="http://www.w3.org/1998/Math/MathML" display="block">
  <mml:msub>
    <mml:mi>y</mml:mi>
    <mml:mi>s</mml:mi>
  </mml:msub>
</mml:math>
</file>

<file path=Object 25/content.xml><?xml version="1.0" encoding="utf-8"?>
<mml:math xmlns:mml="http://www.w3.org/1998/Math/MathML" display="block">
  <mml:msub>
    <mml:mi>b</mml:mi>
    <mml:mi>x</mml:mi>
  </mml:msub>
</mml:math>
</file>

<file path=Object 26/content.xml><?xml version="1.0" encoding="utf-8"?>
<mml:math xmlns:mml="http://www.w3.org/1998/Math/MathML" display="block">
  <mml:msub>
    <mml:mi>b</mml:mi>
    <mml:mi>y</mml:mi>
  </mml:msub>
</mml:math>
</file>

<file path=Object 27/content.xml><?xml version="1.0" encoding="utf-8"?>
<mml:math xmlns:mml="http://www.w3.org/1998/Math/MathML" display="block">
  <mml:msub>
    <mml:mi>𝜃</mml:mi>
    <mml:mrow>
      <mml:msub>
        <mml:mi>s</mml:mi>
        <mml:mi>c</mml:mi>
      </mml:msub>
    </mml:mrow>
  </mml:msub>
</mml:math>
</file>

<file path=Object 28/content.xml><?xml version="1.0" encoding="utf-8"?>
<mml:math xmlns:mml="http://www.w3.org/1998/Math/MathML" display="block">
  <mml:msub>
    <mml:mi>r</mml:mi>
    <mml:mrow>
      <mml:msub>
        <mml:mi>s</mml:mi>
        <mml:mi>c</mml:mi>
      </mml:msub>
    </mml:mrow>
  </mml:msub>
</mml:math>
</file>

<file path=Object 29/content.xml><?xml version="1.0" encoding="utf-8"?>
<mml:math xmlns:mml="http://www.w3.org/1998/Math/MathML" display="block">
  <mml:msub>
    <mml:mi>b</mml:mi>
    <mml:mi>x</mml:mi>
  </mml:msub>
</mml:math>
</file>

<file path=Object 3/content.xml><?xml version="1.0" encoding="utf-8"?>
<mml:math xmlns:mml="http://www.w3.org/1998/Math/MathML" display="block">
  <mml:msub>
    <mml:mrow>
      <mml:munder accentunder="false">
        <mml:mi>u</mml:mi>
        <mml:mo stretchy="true">_</mml:mo>
      </mml:munder>
    </mml:mrow>
    <mml:mrow>
      <mml:mi mathvariant="normal">k</mml:mi>
      <mml:mo>−</mml:mo>
      <mml:mn>1</mml:mn>
    </mml:mrow>
  </mml:msub>
</mml:math>
</file>

<file path=Object 30/content.xml><?xml version="1.0" encoding="utf-8"?>
<mml:math xmlns:mml="http://www.w3.org/1998/Math/MathML" display="block">
  <mml:msub>
    <mml:mi>b</mml:mi>
    <mml:mi>y</mml:mi>
  </mml:msub>
</mml:math>
</file>

<file path=Object 31/content.xml><?xml version="1.0" encoding="utf-8"?>
<mml:math xmlns:mml="http://www.w3.org/1998/Math/MathML" display="block">
  <mml:msub>
    <mml:mi>r</mml:mi>
    <mml:mrow>
      <mml:msub>
        <mml:mi>s</mml:mi>
        <mml:mi>o</mml:mi>
      </mml:msub>
    </mml:mrow>
  </mml:msub>
</mml:math>
</file>

<file path=Object 32/content.xml><?xml version="1.0" encoding="utf-8"?>
<mml:math xmlns:mml="http://www.w3.org/1998/Math/MathML" display="block">
  <mml:msub>
    <mml:mi>𝜃</mml:mi>
    <mml:mrow>
      <mml:msub>
        <mml:mi>s</mml:mi>
        <mml:mi>o</mml:mi>
      </mml:msub>
    </mml:mrow>
  </mml:msub>
  <mml:mo>−</mml:mo>
  <mml:mn>180</mml:mn>
</mml:math>
</file>

<file path=Object 33/content.xml><?xml version="1.0" encoding="utf-8"?>
<mml:math xmlns:mml="http://www.w3.org/1998/Math/MathML" display="block">
  <mml:msub>
    <mml:mi>b</mml:mi>
    <mml:mi>x</mml:mi>
  </mml:msub>
</mml:math>
</file>

<file path=Object 34/content.xml><?xml version="1.0" encoding="utf-8"?>
<mml:math xmlns:mml="http://www.w3.org/1998/Math/MathML" display="block">
  <mml:msub>
    <mml:mi>b</mml:mi>
    <mml:mi>y</mml:mi>
  </mml:msub>
</mml:math>
</file>

<file path=Object 35/content.xml><?xml version="1.0" encoding="utf-8"?>
<mml:math xmlns:mml="http://www.w3.org/1998/Math/MathML" display="block">
  <mml:mo>‼</mml:mo>
  <mml:mo>−</mml:mo>
  <mml:mn>𝟓</mml:mn>
  <mml:mi>𝒎</mml:mi>
  <mml:mi>𝒎</mml:mi>
</mml:math>
</file>

<file path=Object 36/content.xml><?xml version="1.0" encoding="utf-8"?>
<mml:math xmlns:mml="http://www.w3.org/1998/Math/MathML" display="block">
  <mml:mo>‼</mml:mo>
  <mml:mo>+</mml:mo>
  <mml:mn>𝟓</mml:mn>
  <mml:mi>𝒎</mml:mi>
  <mml:mi>𝒎</mml:mi>
</mml:math>
</file>

<file path=Object 37/content.xml><?xml version="1.0" encoding="utf-8"?>
<mml:math xmlns:mml="http://www.w3.org/1998/Math/MathML" display="block">
  <mml:msub>
    <mml:mi>b</mml:mi>
    <mml:mi>x</mml:mi>
  </mml:msub>
</mml:math>
</file>

<file path=Object 38/content.xml><?xml version="1.0" encoding="utf-8"?>
<mml:math xmlns:mml="http://www.w3.org/1998/Math/MathML" display="block">
  <mml:msub>
    <mml:mi>b</mml:mi>
    <mml:mi>y</mml:mi>
  </mml:msub>
</mml:math>
</file>

<file path=Object 39/content.xml><?xml version="1.0" encoding="utf-8"?>
<mml:math xmlns:mml="http://www.w3.org/1998/Math/MathML" display="block">
  <mml:mo>‼</mml:mo>
  <mml:mo>−</mml:mo>
  <mml:mn>𝟐</mml:mn>
  <mml:mo>.</mml:mo>
  <mml:mn>𝟓</mml:mn>
  <mml:mi>𝒎</mml:mi>
  <mml:mi>𝒎</mml:mi>
</mml:math>
</file>

<file path=Object 4/content.xml><?xml version="1.0" encoding="utf-8"?>
<mml:math xmlns:mml="http://www.w3.org/1998/Math/MathML" display="block">
  <mml:msub>
    <mml:mrow>
      <mml:munder accentunder="false">
        <mml:mi>y</mml:mi>
        <mml:mo stretchy="true">_</mml:mo>
      </mml:munder>
    </mml:mrow>
    <mml:mi>k</mml:mi>
  </mml:msub>
</mml:math>
</file>

<file path=Object 40/content.xml><?xml version="1.0" encoding="utf-8"?>
<mml:math xmlns:mml="http://www.w3.org/1998/Math/MathML" display="block">
  <mml:mo>‼</mml:mo>
  <mml:mo>+</mml:mo>
  <mml:mn>𝟐</mml:mn>
  <mml:mo>.</mml:mo>
  <mml:mn>𝟓</mml:mn>
  <mml:mi>𝒎</mml:mi>
  <mml:mi>𝒎</mml:mi>
</mml:math>
</file>

<file path=Object 41/content.xml><?xml version="1.0" encoding="utf-8"?>
<mml:math xmlns:mml="http://www.w3.org/1998/Math/MathML" display="block">
  <mml:mo>‼</mml:mo>
  <mml:mo>−</mml:mo>
  <mml:mn>𝟓</mml:mn>
  <mml:mi>𝒎</mml:mi>
  <mml:mi>𝒎</mml:mi>
</mml:math>
</file>

<file path=Object 42/content.xml><?xml version="1.0" encoding="utf-8"?>
<mml:math xmlns:mml="http://www.w3.org/1998/Math/MathML" display="block">
  <mml:mo>‼</mml:mo>
  <mml:mo>−</mml:mo>
  <mml:mn>𝟓</mml:mn>
  <mml:mi>𝒎</mml:mi>
  <mml:mi>𝒎</mml:mi>
</mml:math>
</file>

<file path=Object 43/content.xml><?xml version="1.0" encoding="utf-8"?>
<mml:math xmlns:mml="http://www.w3.org/1998/Math/MathML" display="block">
  <mml:mo>‼</mml:mo>
  <mml:mo>+</mml:mo>
  <mml:mn>𝟓</mml:mn>
  <mml:mi>𝒎</mml:mi>
  <mml:mi>𝒎</mml:mi>
</mml:math>
</file>

<file path=Object 44/content.xml><?xml version="1.0" encoding="utf-8"?>
<mml:math xmlns:mml="http://www.w3.org/1998/Math/MathML" display="block">
  <mml:mo>‼</mml:mo>
  <mml:mo>−</mml:mo>
  <mml:mn>𝟓</mml:mn>
  <mml:mi>𝒎</mml:mi>
  <mml:mi>𝒎</mml:mi>
</mml:math>
</file>

<file path=Object 45/content.xml><?xml version="1.0" encoding="utf-8"?>
<mml:math xmlns:mml="http://www.w3.org/1998/Math/MathML" display="block">
  <mml:msub>
    <mml:mi>b</mml:mi>
    <mml:mi>x</mml:mi>
  </mml:msub>
</mml:math>
</file>

<file path=Object 46/content.xml><?xml version="1.0" encoding="utf-8"?>
<mml:math xmlns:mml="http://www.w3.org/1998/Math/MathML" display="block">
  <mml:mo>∆</mml:mo>
  <mml:mi>T</mml:mi>
</mml:math>
</file>

<file path=Object 47/content.xml><?xml version="1.0" encoding="utf-8"?>
<mml:math xmlns:mml="http://www.w3.org/1998/Math/MathML" display="block">
  <mml:mfenced>
    <mml:mrow>
      <mml:mtable>
        <mml:mtr>
          <mml:mtd>
            <mml:maligngroup/>
            <mml:malignmark/>
            <mml:msub>
              <mml:mi>𝜃</mml:mi>
              <mml:mn>1</mml:mn>
            </mml:msub>
          </mml:mtd>
        </mml:mtr>
        <mml:mtr>
          <mml:mtd>
            <mml:maligngroup/>
            <mml:malignmark/>
            <mml:msub>
              <mml:mi>𝜃</mml:mi>
              <mml:mn>2</mml:mn>
            </mml:msub>
          </mml:mtd>
        </mml:mtr>
        <mml:mtr>
          <mml:mtd>
            <mml:maligngroup/>
            <mml:malignmark/>
            <mml:msub>
              <mml:mi>𝜃</mml:mi>
              <mml:mn>3</mml:mn>
            </mml:msub>
          </mml:mtd>
        </mml:mtr>
        <mml:mtr>
          <mml:mtd>
            <mml:maligngroup/>
            <mml:malignmark/>
            <mml:msub>
              <mml:mi>𝜃</mml:mi>
              <mml:mn>4</mml:mn>
            </mml:msub>
          </mml:mtd>
        </mml:mtr>
        <mml:mtr>
          <mml:mtd>
            <mml:maligngroup/>
            <mml:malignmark/>
            <mml:mo>⋮</mml:mo>
          </mml:mtd>
        </mml:mtr>
      </mml:mtable>
    </mml:mrow>
  </mml:mfenced>
</mml:math>
</file>

<file path=Object 48/content.xml><?xml version="1.0" encoding="utf-8"?>
<mml:math xmlns:mml="http://www.w3.org/1998/Math/MathML" display="block">
  <mml:msub>
    <mml:mi>f</mml:mi>
    <mml:mrow>
      <mml:mn>150</mml:mn>
      <mml:mi>R</mml:mi>
      <mml:mi>P</mml:mi>
      <mml:mi>M</mml:mi>
    </mml:mrow>
  </mml:msub>
</mml:math>
</file>

<file path=Object 49/content.xml><?xml version="1.0" encoding="utf-8"?>
<mml:math xmlns:mml="http://www.w3.org/1998/Math/MathML" display="block">
  <mml:msub>
    <mml:mi>f</mml:mi>
    <mml:mrow>
      <mml:mn>1500</mml:mn>
      <mml:mi>R</mml:mi>
      <mml:mi>P</mml:mi>
      <mml:mi>M</mml:mi>
    </mml:mrow>
  </mml:msub>
</mml:math>
</file>

<file path=Object 5/content.xml><?xml version="1.0" encoding="utf-8"?>
<mml:math xmlns:mml="http://www.w3.org/1998/Math/MathML" display="block">
  <mml:msubsup>
    <mml:mrow>
      <mml:munder accentunder="false">
        <mml:mi>x</mml:mi>
        <mml:mo stretchy="true">_</mml:mo>
      </mml:munder>
    </mml:mrow>
    <mml:mi>k</mml:mi>
    <mml:mi>p</mml:mi>
  </mml:msubsup>
</mml:math>
</file>

<file path=Object 50/content.xml><?xml version="1.0" encoding="utf-8"?>
<mml:math xmlns:mml="http://www.w3.org/1998/Math/MathML" display="block">
  <mml:mfenced>
    <mml:mrow>
      <mml:mtable>
        <mml:mtr>
          <mml:mtd>
            <mml:maligngroup/>
            <mml:malignmark/>
            <mml:msub>
              <mml:mi>y</mml:mi>
              <mml:mn>1</mml:mn>
            </mml:msub>
          </mml:mtd>
        </mml:mtr>
        <mml:mtr>
          <mml:mtd>
            <mml:maligngroup/>
            <mml:malignmark/>
            <mml:msub>
              <mml:mi>y</mml:mi>
              <mml:mn>2</mml:mn>
            </mml:msub>
          </mml:mtd>
        </mml:mtr>
        <mml:mtr>
          <mml:mtd>
            <mml:maligngroup/>
            <mml:malignmark/>
            <mml:msub>
              <mml:mi>y</mml:mi>
              <mml:mn>3</mml:mn>
            </mml:msub>
          </mml:mtd>
        </mml:mtr>
        <mml:mtr>
          <mml:mtd>
            <mml:maligngroup/>
            <mml:malignmark/>
            <mml:msub>
              <mml:mi>y</mml:mi>
              <mml:mn>4</mml:mn>
            </mml:msub>
          </mml:mtd>
        </mml:mtr>
        <mml:mtr>
          <mml:mtd>
            <mml:maligngroup/>
            <mml:malignmark/>
            <mml:mo>⋮</mml:mo>
          </mml:mtd>
        </mml:mtr>
      </mml:mtable>
    </mml:mrow>
  </mml:mfenced>
</mml:math>
</file>

<file path=Object 51/content.xml><?xml version="1.0" encoding="utf-8"?>
<mml:math xmlns:mml="http://www.w3.org/1998/Math/MathML" display="block">
  <mml:mfenced>
    <mml:mrow>
      <mml:mtable>
        <mml:mtr>
          <mml:mtd>
            <mml:maligngroup/>
            <mml:malignmark/>
            <mml:msub>
              <mml:mi>u</mml:mi>
              <mml:mn>1</mml:mn>
            </mml:msub>
          </mml:mtd>
        </mml:mtr>
        <mml:mtr>
          <mml:mtd>
            <mml:maligngroup/>
            <mml:malignmark/>
            <mml:msub>
              <mml:mi>u</mml:mi>
              <mml:mn>2</mml:mn>
            </mml:msub>
          </mml:mtd>
        </mml:mtr>
        <mml:mtr>
          <mml:mtd>
            <mml:maligngroup/>
            <mml:malignmark/>
            <mml:msub>
              <mml:mi>u</mml:mi>
              <mml:mn>3</mml:mn>
            </mml:msub>
          </mml:mtd>
        </mml:mtr>
        <mml:mtr>
          <mml:mtd>
            <mml:maligngroup/>
            <mml:malignmark/>
            <mml:msub>
              <mml:mi>u</mml:mi>
              <mml:mn>4</mml:mn>
            </mml:msub>
          </mml:mtd>
        </mml:mtr>
        <mml:mtr>
          <mml:mtd>
            <mml:maligngroup/>
            <mml:malignmark/>
            <mml:mo>⋮</mml:mo>
          </mml:mtd>
        </mml:mtr>
      </mml:mtable>
    </mml:mrow>
  </mml:mfenced>
</mml:math>
</file>

<file path=Object 52/content.xml><?xml version="1.0" encoding="utf-8"?>
<mml:math xmlns:mml="http://www.w3.org/1998/Math/MathML" display="block">
  <mml:mfenced>
    <mml:mrow>
      <mml:mtable>
        <mml:mtr>
          <mml:mtd>
            <mml:maligngroup/>
            <mml:malignmark/>
            <mml:msub>
              <mml:mrow>
                <mml:mfenced>
                  <mml:mrow>
                    <mml:mi>u</mml:mi>
                    <mml:mo>,</mml:mo>
                    <mml:mi>y</mml:mi>
                  </mml:mrow>
                </mml:mfenced>
              </mml:mrow>
              <mml:mn>1</mml:mn>
            </mml:msub>
          </mml:mtd>
        </mml:mtr>
        <mml:mtr>
          <mml:mtd>
            <mml:maligngroup/>
            <mml:malignmark/>
            <mml:msub>
              <mml:mrow>
                <mml:mfenced>
                  <mml:mrow>
                    <mml:mi>u</mml:mi>
                    <mml:mo>,</mml:mo>
                    <mml:mi>y</mml:mi>
                  </mml:mrow>
                </mml:mfenced>
              </mml:mrow>
              <mml:mn>2</mml:mn>
            </mml:msub>
          </mml:mtd>
        </mml:mtr>
        <mml:mtr>
          <mml:mtd>
            <mml:maligngroup/>
            <mml:malignmark/>
            <mml:msub>
              <mml:mrow>
                <mml:mfenced>
                  <mml:mrow>
                    <mml:mi>u</mml:mi>
                    <mml:mo>,</mml:mo>
                    <mml:mi>y</mml:mi>
                  </mml:mrow>
                </mml:mfenced>
              </mml:mrow>
              <mml:mn>3</mml:mn>
            </mml:msub>
          </mml:mtd>
        </mml:mtr>
        <mml:mtr>
          <mml:mtd>
            <mml:maligngroup/>
            <mml:malignmark/>
            <mml:msub>
              <mml:mrow>
                <mml:mfenced>
                  <mml:mrow>
                    <mml:mi>u</mml:mi>
                    <mml:mo>,</mml:mo>
                    <mml:mi>y</mml:mi>
                  </mml:mrow>
                </mml:mfenced>
              </mml:mrow>
              <mml:mn>4</mml:mn>
            </mml:msub>
          </mml:mtd>
        </mml:mtr>
        <mml:mtr>
          <mml:mtd>
            <mml:maligngroup/>
            <mml:malignmark/>
            <mml:mo>⋮</mml:mo>
          </mml:mtd>
        </mml:mtr>
      </mml:mtable>
    </mml:mrow>
  </mml:mfenced>
</mml:math>
</file>

<file path=Object 53/content.xml><?xml version="1.0" encoding="utf-8"?>
<mml:math xmlns:mml="http://www.w3.org/1998/Math/MathML" display="block">
  <mml:msub>
    <mml:mrow>
      <mml:mo> </mml:mo>
      <mml:mi>𝜔</mml:mi>
    </mml:mrow>
    <mml:mrow>
      <mml:mfenced open="{" close="}">
        <mml:mrow>
          <mml:mn>1500</mml:mn>
        </mml:mrow>
      </mml:mfenced>
    </mml:mrow>
  </mml:msub>
</mml:math>
</file>

<file path=Object 6/content.xml><?xml version="1.0" encoding="utf-8"?>
<mml:math xmlns:mml="http://www.w3.org/1998/Math/MathML" display="block">
  <mml:msub>
    <mml:mi>K</mml:mi>
    <mml:mi>k</mml:mi>
  </mml:msub>
</mml:math>
</file>

<file path=Object 7/content.xml><?xml version="1.0" encoding="utf-8"?>
<mml:math xmlns:mml="http://www.w3.org/1998/Math/MathML" display="block">
  <mml:msub>
    <mml:mrow>
      <mml:mi>I</mml:mi>
      <mml:mo>−</mml:mo>
      <mml:mi>K</mml:mi>
    </mml:mrow>
    <mml:mi>k</mml:mi>
  </mml:msub>
  <mml:msub>
    <mml:mi>H</mml:mi>
    <mml:mi>k</mml:mi>
  </mml:msub>
</mml:math>
</file>

<file path=Object 8/content.xml><?xml version="1.0" encoding="utf-8"?>
<mml:math xmlns:mml="http://www.w3.org/1998/Math/MathML" display="block">
  <mml:msubsup>
    <mml:mrow>
      <mml:munder accentunder="false">
        <mml:mi>x</mml:mi>
        <mml:mo stretchy="true">_</mml:mo>
      </mml:munder>
    </mml:mrow>
    <mml:mi>k</mml:mi>
    <mml:mi>e</mml:mi>
  </mml:msubsup>
</mml:math>
</file>

<file path=Object 9/content.xml><?xml version="1.0" encoding="utf-8"?>
<mml:math xmlns:mml="http://www.w3.org/1998/Math/MathML" display="block">
  <mml:mi>𝜃</mml:mi>
</mml:math>
</file>